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 Light" svg:font-family="'Segoe UI Light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5465in"/>
    </style:style>
    <style:style style:name="co5" style:family="table-column">
      <style:table-column-properties fo:break-before="auto" style:column-width="0.3965in"/>
    </style:style>
    <style:style style:name="co6" style:family="table-column">
      <style:table-column-properties fo:break-before="auto" style:column-width="0.4181in"/>
    </style:style>
    <style:style style:name="co7" style:family="table-column">
      <style:table-column-properties fo:break-before="auto" style:column-width="5.4465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1.2646in"/>
    </style:style>
    <style:style style:name="co10" style:family="table-column">
      <style:table-column-properties fo:break-before="auto" style:column-width="0.9429in"/>
    </style:style>
    <style:style style:name="co11" style:family="table-column">
      <style:table-column-properties fo:break-before="auto" style:column-width="0.6429in"/>
    </style:style>
    <style:style style:name="co12" style:family="table-column">
      <style:table-column-properties fo:break-before="auto" style:column-width="6.5508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5.2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8" table:number-columns-repeated="1016" table:default-cell-style-name="Default"/>
        <table:table-row table:style-name="ro1">
          <table:table-cell office:value-type="string" calcext:value-type="string">
            <text:p>_key_error_vector</text:p>
          </table:table-cell>
          <table:table-cell table:style-name="Default" office:value-type="string" calcext:value-type="string">
            <text:p>_normalize_class_distribution</text:p>
          </table:table-cell>
          <table:table-cell table:style-name="Default" office:value-type="string" calcext:value-type="string">
            <text:p>_number_replacement</text:p>
          </table:table-cell>
          <table:table-cell table:style-name="Default" office:value-type="string" calcext:value-type="string">
            <text:p>_pos_tagging</text:p>
          </table:table-cell>
          <table:table-cell office:value-type="string" calcext:value-type="string">
            <text:p>_punctuation_position</text:p>
          </table:table-cell>
          <table:table-cell office:value-type="string" calcext:value-type="string">
            <text:p>_test_files</text:p>
          </table:table-cell>
          <table:table-cell office:value-type="string" calcext:value-type="string">
            <text:p>_train_files</text:p>
          </table:table-cell>
          <table:table-cell table:style-name="Default" office:value-type="string" calcext:value-type="string">
            <text:p>_use_question_mark</text:p>
          </table:table-cell>
          <table:table-cell office:value-type="string" calcext:value-type="string">
            <text:p>_vector_file</text:p>
          </table:table-cell>
          <table:table-cell office:value-type="string" calcext:value-type="string">
            <text:p>_window_size</text:p>
          </table:table-cell>
          <table:table-cell office:value-type="string" calcext:value-type="string">
            <text:p>accuracy_0</text:p>
          </table:table-cell>
          <table:table-cell office:value-type="string" calcext:value-type="string">
            <text:p>loss_1</text:p>
          </table:table-cell>
          <table:table-cell office:value-type="string" calcext:value-type="string">
            <text:p>precision_per_class_2</text:p>
          </table:table-cell>
          <table:table-cell office:value-type="string" calcext:value-type="string">
            <text:p>precision_per_class_3</text:p>
          </table:table-cell>
          <table:table-cell office:value-type="string" calcext:value-type="string">
            <text:p>precision_per_class_4</text:p>
          </table:table-cell>
          <table:table-cell office:value-type="string" calcext:value-type="string">
            <text:p>recall_per_class_5</text:p>
          </table:table-cell>
          <table:table-cell office:value-type="string" calcext:value-type="string">
            <text:p>recall_per_class_6</text:p>
          </table:table-cell>
          <table:table-cell office:value-type="string" calcext:value-type="string">
            <text:p>recall_per_class_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7583" calcext:value-type="float">
            <text:p>0.877583</text:p>
          </table:table-cell>
          <table:table-cell office:value-type="float" office:value="0.374184" calcext:value-type="float">
            <text:p>0.374184</text:p>
          </table:table-cell>
          <table:table-cell office:value-type="float" office:value="0.883887" calcext:value-type="float">
            <text:p>0.883887</text:p>
          </table:table-cell>
          <table:table-cell office:value-type="float" office:value="0.486486" calcext:value-type="float">
            <text:p>0.486486</text:p>
          </table:table-cell>
          <table:table-cell office:value-type="float" office:value="0.612069" calcext:value-type="float">
            <text:p>0.612069</text:p>
          </table:table-cell>
          <table:table-cell office:value-type="float" office:value="0.994647" calcext:value-type="float">
            <text:p>0.994647</text:p>
          </table:table-cell>
          <table:table-cell office:value-type="float" office:value="0.0683544" calcext:value-type="float">
            <text:p>0.0683544</text:p>
          </table:table-cell>
          <table:table-cell office:value-type="float" office:value="0.0949198" calcext:value-type="float">
            <text:p>0.094919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7" calcext:value-type="float">
            <text:p>0.877</text:p>
          </table:table-cell>
          <table:table-cell office:value-type="float" office:value="0.371493" calcext:value-type="float">
            <text:p>0.371493</text:p>
          </table:table-cell>
          <table:table-cell office:value-type="float" office:value="0.88533" calcext:value-type="float">
            <text:p>0.88533</text:p>
          </table:table-cell>
          <table:table-cell office:value-type="float" office:value="0.449704" calcext:value-type="float">
            <text:p>0.449704</text:p>
          </table:table-cell>
          <table:table-cell office:value-type="float" office:value="0.602151" calcext:value-type="float">
            <text:p>0.602151</text:p>
          </table:table-cell>
          <table:table-cell office:value-type="float" office:value="0.993309" calcext:value-type="float">
            <text:p>0.993309</text:p>
          </table:table-cell>
          <table:table-cell office:value-type="float" office:value="0.0962025" calcext:value-type="float">
            <text:p>0.0962025</text:p>
          </table:table-cell>
          <table:table-cell office:value-type="float" office:value="0.0748663" calcext:value-type="float">
            <text:p>0.074866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3833" calcext:value-type="float">
            <text:p>0.873833</text:p>
          </table:table-cell>
          <table:table-cell office:value-type="float" office:value="0.428345" calcext:value-type="float">
            <text:p>0.428345</text:p>
          </table:table-cell>
          <table:table-cell office:value-type="float" office:value="0.876562" calcext:value-type="float">
            <text:p>0.876562</text:p>
          </table:table-cell>
          <table:table-cell office:value-type="float" office:value="0.44" calcext:value-type="float">
            <text:p>0.44</text:p>
          </table:table-cell>
          <table:table-cell office:value-type="float" office:value="-1" calcext:value-type="float">
            <text:p>-1</text:p>
          </table:table-cell>
          <table:table-cell office:value-type="float" office:value="0.99914" calcext:value-type="float">
            <text:p>0.99914</text:p>
          </table:table-cell>
          <table:table-cell office:value-type="float" office:value="0.0417722" calcext:value-type="float">
            <text:p>0.0417722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4583" calcext:value-type="float">
            <text:p>0.874583</text:p>
          </table:table-cell>
          <table:table-cell office:value-type="float" office:value="0.425051" calcext:value-type="float">
            <text:p>0.425051</text:p>
          </table:table-cell>
          <table:table-cell office:value-type="float" office:value="0.878722" calcext:value-type="float">
            <text:p>0.878722</text:p>
          </table:table-cell>
          <table:table-cell office:value-type="float" office:value="0.398058" calcext:value-type="float">
            <text:p>0.398058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98662" calcext:value-type="float">
            <text:p>0.998662</text:p>
          </table:table-cell>
          <table:table-cell office:value-type="float" office:value="0.0518987" calcext:value-type="float">
            <text:p>0.0518987</text:p>
          </table:table-cell>
          <table:table-cell office:value-type="float" office:value="0.00802139" calcext:value-type="float">
            <text:p>0.008021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6225" calcext:value-type="float">
            <text:p>0.86225</text:p>
          </table:table-cell>
          <table:table-cell office:value-type="float" office:value="0.416175" calcext:value-type="float">
            <text:p>0.416175</text:p>
          </table:table-cell>
          <table:table-cell office:value-type="float" office:value="0.880811" calcext:value-type="float">
            <text:p>0.880811</text:p>
          </table:table-cell>
          <table:table-cell office:value-type="float" office:value="0.282787" calcext:value-type="float">
            <text:p>0.282787</text:p>
          </table:table-cell>
          <table:table-cell office:value-type="float" office:value="0.235294" calcext:value-type="float">
            <text:p>0.235294</text:p>
          </table:table-cell>
          <table:table-cell office:value-type="float" office:value="0.980486" calcext:value-type="float">
            <text:p>0.980486</text:p>
          </table:table-cell>
          <table:table-cell office:value-type="float" office:value="0.0873418" calcext:value-type="float">
            <text:p>0.0873418</text:p>
          </table:table-cell>
          <table:table-cell office:value-type="float" office:value="0.037037" calcext:value-type="float">
            <text:p>0.03703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59333" calcext:value-type="float">
            <text:p>0.859333</text:p>
          </table:table-cell>
          <table:table-cell office:value-type="float" office:value="0.407205" calcext:value-type="float">
            <text:p>0.407205</text:p>
          </table:table-cell>
          <table:table-cell office:value-type="float" office:value="0.883123" calcext:value-type="float">
            <text:p>0.883123</text:p>
          </table:table-cell>
          <table:table-cell office:value-type="float" office:value="0.27" calcext:value-type="float">
            <text:p>0.27</text:p>
          </table:table-cell>
          <table:table-cell office:value-type="float" office:value="0.240506" calcext:value-type="float">
            <text:p>0.240506</text:p>
          </table:table-cell>
          <table:table-cell office:value-type="float" office:value="0.975033" calcext:value-type="float">
            <text:p>0.975033</text:p>
          </table:table-cell>
          <table:table-cell office:value-type="float" office:value="0.102532" calcext:value-type="float">
            <text:p>0.102532</text:p>
          </table:table-cell>
          <table:table-cell office:value-type="float" office:value="0.0502645" calcext:value-type="float">
            <text:p>0.050264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1333" calcext:value-type="float">
            <text:p>0.871333</text:p>
          </table:table-cell>
          <table:table-cell office:value-type="float" office:value="0.403456" calcext:value-type="float">
            <text:p>0.403456</text:p>
          </table:table-cell>
          <table:table-cell office:value-type="float" office:value="0.871436" calcext:value-type="float">
            <text:p>0.87143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-1" calcext:value-type="float">
            <text:p>-1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00506329" calcext:value-type="float">
            <text:p>0.00506329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1333" calcext:value-type="float">
            <text:p>0.871333</text:p>
          </table:table-cell>
          <table:table-cell office:value-type="float" office:value="0.397412" calcext:value-type="float">
            <text:p>0.397412</text:p>
          </table:table-cell>
          <table:table-cell office:value-type="float" office:value="0.871436" calcext:value-type="float">
            <text:p>0.87143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-1" calcext:value-type="float">
            <text:p>-1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00506329" calcext:value-type="float">
            <text:p>0.00506329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68917" calcext:value-type="float">
            <text:p>0.868917</text:p>
          </table:table-cell>
          <table:table-cell office:value-type="float" office:value="0.63557" calcext:value-type="float">
            <text:p>0.63557</text:p>
          </table:table-cell>
          <table:table-cell office:value-type="float" office:value="0.914828" calcext:value-type="float">
            <text:p>0.914828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421846" calcext:value-type="float">
            <text:p>0.421846</text:p>
          </table:table-cell>
          <table:table-cell office:value-type="float" office:value="0.962641" calcext:value-type="float">
            <text:p>0.962641</text:p>
          </table:table-cell>
          <table:table-cell office:value-type="float" office:value="0.162025" calcext:value-type="float">
            <text:p>0.162025</text:p>
          </table:table-cell>
          <table:table-cell office:value-type="float" office:value="0.301075" calcext:value-type="float">
            <text:p>0.3010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7" calcext:value-type="float">
            <text:p>0.87</text:p>
          </table:table-cell>
          <table:table-cell office:value-type="float" office:value="0.61103" calcext:value-type="float">
            <text:p>0.61103</text:p>
          </table:table-cell>
          <table:table-cell office:value-type="float" office:value="0.912157" calcext:value-type="float">
            <text:p>0.912157</text:p>
          </table:table-cell>
          <table:table-cell office:value-type="float" office:value="0.288566" calcext:value-type="float">
            <text:p>0.288566</text:p>
          </table:table-cell>
          <table:table-cell office:value-type="float" office:value="0.462604" calcext:value-type="float">
            <text:p>0.462604</text:p>
          </table:table-cell>
          <table:table-cell office:value-type="float" office:value="0.966367" calcext:value-type="float">
            <text:p>0.966367</text:p>
          </table:table-cell>
          <table:table-cell office:value-type="float" office:value="0.201266" calcext:value-type="float">
            <text:p>0.201266</text:p>
          </table:table-cell>
          <table:table-cell office:value-type="float" office:value="0.224462" calcext:value-type="float">
            <text:p>0.2244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74667" calcext:value-type="float">
            <text:p>0.874667</text:p>
          </table:table-cell>
          <table:table-cell office:value-type="float" office:value="0.3787" calcext:value-type="float">
            <text:p>0.3787</text:p>
          </table:table-cell>
          <table:table-cell office:value-type="float" office:value="0.893854" calcext:value-type="float">
            <text:p>0.893854</text:p>
          </table:table-cell>
          <table:table-cell office:value-type="float" office:value="0.339223" calcext:value-type="float">
            <text:p>0.339223</text:p>
          </table:table-cell>
          <table:table-cell office:value-type="float" office:value="0.398649" calcext:value-type="float">
            <text:p>0.398649</text:p>
          </table:table-cell>
          <table:table-cell office:value-type="float" office:value="0.988057" calcext:value-type="float">
            <text:p>0.988057</text:p>
          </table:table-cell>
          <table:table-cell office:value-type="float" office:value="0.121519" calcext:value-type="float">
            <text:p>0.121519</text:p>
          </table:table-cell>
          <table:table-cell office:value-type="float" office:value="0.0793011" calcext:value-type="float">
            <text:p>0.07930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75083" calcext:value-type="float">
            <text:p>0.875083</text:p>
          </table:table-cell>
          <table:table-cell office:value-type="float" office:value="0.370362" calcext:value-type="float">
            <text:p>0.370362</text:p>
          </table:table-cell>
          <table:table-cell office:value-type="float" office:value="0.899729" calcext:value-type="float">
            <text:p>0.899729</text:p>
          </table:table-cell>
          <table:table-cell office:value-type="float" office:value="0.341317" calcext:value-type="float">
            <text:p>0.341317</text:p>
          </table:table-cell>
          <table:table-cell office:value-type="float" office:value="0.396313" calcext:value-type="float">
            <text:p>0.396313</text:p>
          </table:table-cell>
          <table:table-cell office:value-type="float" office:value="0.984235" calcext:value-type="float">
            <text:p>0.984235</text:p>
          </table:table-cell>
          <table:table-cell office:value-type="float" office:value="0.144304" calcext:value-type="float">
            <text:p>0.144304</text:p>
          </table:table-cell>
          <table:table-cell office:value-type="float" office:value="0.115591" calcext:value-type="float">
            <text:p>0.11559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629833" calcext:value-type="float">
            <text:p>0.629833</text:p>
          </table:table-cell>
          <table:table-cell office:value-type="float" office:value="0.821965" calcext:value-type="float">
            <text:p>0.821965</text:p>
          </table:table-cell>
          <table:table-cell office:value-type="float" office:value="0.952139" calcext:value-type="float">
            <text:p>0.952139</text:p>
          </table:table-cell>
          <table:table-cell office:value-type="float" office:value="0.121568" calcext:value-type="float">
            <text:p>0.121568</text:p>
          </table:table-cell>
          <table:table-cell office:value-type="float" office:value="0.156766" calcext:value-type="float">
            <text:p>0.156766</text:p>
          </table:table-cell>
          <table:table-cell office:value-type="float" office:value="0.663386" calcext:value-type="float">
            <text:p>0.663386</text:p>
          </table:table-cell>
          <table:table-cell office:value-type="float" office:value="0.537975" calcext:value-type="float">
            <text:p>0.537975</text:p>
          </table:table-cell>
          <table:table-cell office:value-type="float" office:value="0.255376" calcext:value-type="float">
            <text:p>0.2553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629167" calcext:value-type="float">
            <text:p>0.629167</text:p>
          </table:table-cell>
          <table:table-cell office:value-type="float" office:value="0.817268" calcext:value-type="float">
            <text:p>0.817268</text:p>
          </table:table-cell>
          <table:table-cell office:value-type="float" office:value="0.95809" calcext:value-type="float">
            <text:p>0.95809</text:p>
          </table:table-cell>
          <table:table-cell office:value-type="float" office:value="0.128657" calcext:value-type="float">
            <text:p>0.128657</text:p>
          </table:table-cell>
          <table:table-cell office:value-type="float" office:value="0.162125" calcext:value-type="float">
            <text:p>0.162125</text:p>
          </table:table-cell>
          <table:table-cell office:value-type="float" office:value="0.657462" calcext:value-type="float">
            <text:p>0.657462</text:p>
          </table:table-cell>
          <table:table-cell office:value-type="float" office:value="0.54557" calcext:value-type="float">
            <text:p>0.54557</text:p>
          </table:table-cell>
          <table:table-cell office:value-type="float" office:value="0.319892" calcext:value-type="float">
            <text:p>0.31989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7083" calcext:value-type="float">
            <text:p>0.897083</text:p>
          </table:table-cell>
          <table:table-cell office:value-type="float" office:value="0.453369" calcext:value-type="float">
            <text:p>0.453369</text:p>
          </table:table-cell>
          <table:table-cell office:value-type="float" office:value="0.934707" calcext:value-type="float">
            <text:p>0.934707</text:p>
          </table:table-cell>
          <table:table-cell office:value-type="float" office:value="0.403087" calcext:value-type="float">
            <text:p>0.403087</text:p>
          </table:table-cell>
          <table:table-cell office:value-type="float" office:value="0.620843" calcext:value-type="float">
            <text:p>0.620843</text:p>
          </table:table-cell>
          <table:table-cell office:value-type="float" office:value="0.979455" calcext:value-type="float">
            <text:p>0.979455</text:p>
          </table:table-cell>
          <table:table-cell office:value-type="float" office:value="0.297468" calcext:value-type="float">
            <text:p>0.297468</text:p>
          </table:table-cell>
          <table:table-cell office:value-type="float" office:value="0.375839" calcext:value-type="float">
            <text:p>0.3758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7917" calcext:value-type="float">
            <text:p>0.897917</text:p>
          </table:table-cell>
          <table:table-cell office:value-type="float" office:value="0.412015" calcext:value-type="float">
            <text:p>0.412015</text:p>
          </table:table-cell>
          <table:table-cell office:value-type="float" office:value="0.948297" calcext:value-type="float">
            <text:p>0.948297</text:p>
          </table:table-cell>
          <table:table-cell office:value-type="float" office:value="0.396936" calcext:value-type="float">
            <text:p>0.396936</text:p>
          </table:table-cell>
          <table:table-cell office:value-type="float" office:value="0.580247" calcext:value-type="float">
            <text:p>0.580247</text:p>
          </table:table-cell>
          <table:table-cell office:value-type="float" office:value="0.970951" calcext:value-type="float">
            <text:p>0.970951</text:p>
          </table:table-cell>
          <table:table-cell office:value-type="float" office:value="0.360759" calcext:value-type="float">
            <text:p>0.360759</text:p>
          </table:table-cell>
          <table:table-cell office:value-type="float" office:value="0.441611" calcext:value-type="float">
            <text:p>0.4416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5333" calcext:value-type="float">
            <text:p>0.895333</text:p>
          </table:table-cell>
          <table:table-cell office:value-type="float" office:value="0.282881" calcext:value-type="float">
            <text:p>0.282881</text:p>
          </table:table-cell>
          <table:table-cell office:value-type="float" office:value="0.925395" calcext:value-type="float">
            <text:p>0.925395</text:p>
          </table:table-cell>
          <table:table-cell office:value-type="float" office:value="0.447257" calcext:value-type="float">
            <text:p>0.447257</text:p>
          </table:table-cell>
          <table:table-cell office:value-type="float" office:value="0.566845" calcext:value-type="float">
            <text:p>0.566845</text:p>
          </table:table-cell>
          <table:table-cell office:value-type="float" office:value="0.986144" calcext:value-type="float">
            <text:p>0.986144</text:p>
          </table:table-cell>
          <table:table-cell office:value-type="float" office:value="0.268354" calcext:value-type="float">
            <text:p>0.268354</text:p>
          </table:table-cell>
          <table:table-cell office:value-type="float" office:value="0.284564" calcext:value-type="float">
            <text:p>0.2845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9167" calcext:value-type="float">
            <text:p>0.889167</text:p>
          </table:table-cell>
          <table:table-cell office:value-type="float" office:value="0.314043" calcext:value-type="float">
            <text:p>0.314043</text:p>
          </table:table-cell>
          <table:table-cell office:value-type="float" office:value="0.907936" calcext:value-type="float">
            <text:p>0.907936</text:p>
          </table:table-cell>
          <table:table-cell office:value-type="float" office:value="0.475155" calcext:value-type="float">
            <text:p>0.475155</text:p>
          </table:table-cell>
          <table:table-cell office:value-type="float" office:value="0.580153" calcext:value-type="float">
            <text:p>0.580153</text:p>
          </table:table-cell>
          <table:table-cell office:value-type="float" office:value="0.990444" calcext:value-type="float">
            <text:p>0.990444</text:p>
          </table:table-cell>
          <table:table-cell office:value-type="float" office:value="0.193671" calcext:value-type="float">
            <text:p>0.193671</text:p>
          </table:table-cell>
          <table:table-cell office:value-type="float" office:value="0.204027" calcext:value-type="float">
            <text:p>0.20402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728667" calcext:value-type="float">
            <text:p>0.728667</text:p>
          </table:table-cell>
          <table:table-cell office:value-type="float" office:value="0.761067" calcext:value-type="float">
            <text:p>0.761067</text:p>
          </table:table-cell>
          <table:table-cell office:value-type="float" office:value="0.986378" calcext:value-type="float">
            <text:p>0.986378</text:p>
          </table:table-cell>
          <table:table-cell office:value-type="float" office:value="0.18763" calcext:value-type="float">
            <text:p>0.18763</text:p>
          </table:table-cell>
          <table:table-cell office:value-type="float" office:value="0.277679" calcext:value-type="float">
            <text:p>0.277679</text:p>
          </table:table-cell>
          <table:table-cell office:value-type="float" office:value="0.754228" calcext:value-type="float">
            <text:p>0.754228</text:p>
          </table:table-cell>
          <table:table-cell office:value-type="float" office:value="0.683544" calcext:value-type="float">
            <text:p>0.683544</text:p>
          </table:table-cell>
          <table:table-cell office:value-type="float" office:value="0.41745" calcext:value-type="float">
            <text:p>0.4174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753833" calcext:value-type="float">
            <text:p>0.753833</text:p>
          </table:table-cell>
          <table:table-cell office:value-type="float" office:value="0.725354" calcext:value-type="float">
            <text:p>0.725354</text:p>
          </table:table-cell>
          <table:table-cell office:value-type="float" office:value="0.987477" calcext:value-type="float">
            <text:p>0.987477</text:p>
          </table:table-cell>
          <table:table-cell office:value-type="float" office:value="0.204642" calcext:value-type="float">
            <text:p>0.204642</text:p>
          </table:table-cell>
          <table:table-cell office:value-type="float" office:value="0.284685" calcext:value-type="float">
            <text:p>0.284685</text:p>
          </table:table-cell>
          <table:table-cell office:value-type="float" office:value="0.78366" calcext:value-type="float">
            <text:p>0.78366</text:p>
          </table:table-cell>
          <table:table-cell office:value-type="float" office:value="0.66962" calcext:value-type="float">
            <text:p>0.66962</text:p>
          </table:table-cell>
          <table:table-cell office:value-type="float" office:value="0.424161" calcext:value-type="float">
            <text:p>0.42416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375" calcext:value-type="float">
            <text:p>0.89375</text:p>
          </table:table-cell>
          <table:table-cell office:value-type="float" office:value="0.418575" calcext:value-type="float">
            <text:p>0.418575</text:p>
          </table:table-cell>
          <table:table-cell office:value-type="float" office:value="0.951684" calcext:value-type="float">
            <text:p>0.951684</text:p>
          </table:table-cell>
          <table:table-cell office:value-type="float" office:value="0.394649" calcext:value-type="float">
            <text:p>0.394649</text:p>
          </table:table-cell>
          <table:table-cell office:value-type="float" office:value="0.501863" calcext:value-type="float">
            <text:p>0.501863</text:p>
          </table:table-cell>
          <table:table-cell office:value-type="float" office:value="0.963688" calcext:value-type="float">
            <text:p>0.963688</text:p>
          </table:table-cell>
          <table:table-cell office:value-type="float" office:value="0.298734" calcext:value-type="float">
            <text:p>0.298734</text:p>
          </table:table-cell>
          <table:table-cell office:value-type="float" office:value="0.542282" calcext:value-type="float">
            <text:p>0.54228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7" calcext:value-type="float">
            <text:p>0.897</text:p>
          </table:table-cell>
          <table:table-cell office:value-type="float" office:value="0.423071" calcext:value-type="float">
            <text:p>0.423071</text:p>
          </table:table-cell>
          <table:table-cell office:value-type="float" office:value="0.949336" calcext:value-type="float">
            <text:p>0.949336</text:p>
          </table:table-cell>
          <table:table-cell office:value-type="float" office:value="0.389549" calcext:value-type="float">
            <text:p>0.389549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970473" calcext:value-type="float">
            <text:p>0.970473</text:p>
          </table:table-cell>
          <table:table-cell office:value-type="float" office:value="0.41519" calcext:value-type="float">
            <text:p>0.41519</text:p>
          </table:table-cell>
          <table:table-cell office:value-type="float" office:value="0.375839" calcext:value-type="float">
            <text:p>0.3758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825" calcext:value-type="float">
            <text:p>0.88825</text:p>
          </table:table-cell>
          <table:table-cell office:value-type="float" office:value="0.327999" calcext:value-type="float">
            <text:p>0.327999</text:p>
          </table:table-cell>
          <table:table-cell office:value-type="float" office:value="0.909027" calcext:value-type="float">
            <text:p>0.909027</text:p>
          </table:table-cell>
          <table:table-cell office:value-type="float" office:value="0.465426" calcext:value-type="float">
            <text:p>0.465426</text:p>
          </table:table-cell>
          <table:table-cell office:value-type="float" office:value="0.542222" calcext:value-type="float">
            <text:p>0.542222</text:p>
          </table:table-cell>
          <table:table-cell office:value-type="float" office:value="0.990158" calcext:value-type="float">
            <text:p>0.990158</text:p>
          </table:table-cell>
          <table:table-cell office:value-type="float" office:value="0.221519" calcext:value-type="float">
            <text:p>0.221519</text:p>
          </table:table-cell>
          <table:table-cell office:value-type="float" office:value="0.163758" calcext:value-type="float">
            <text:p>0.16375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1417" calcext:value-type="float">
            <text:p>0.891417</text:p>
          </table:table-cell>
          <table:table-cell office:value-type="float" office:value="0.307543" calcext:value-type="float">
            <text:p>0.307543</text:p>
          </table:table-cell>
          <table:table-cell office:value-type="float" office:value="0.914308" calcext:value-type="float">
            <text:p>0.914308</text:p>
          </table:table-cell>
          <table:table-cell office:value-type="float" office:value="0.49005" calcext:value-type="float">
            <text:p>0.49005</text:p>
          </table:table-cell>
          <table:table-cell office:value-type="float" office:value="0.555172" calcext:value-type="float">
            <text:p>0.555172</text:p>
          </table:table-cell>
          <table:table-cell office:value-type="float" office:value="0.98796" calcext:value-type="float">
            <text:p>0.98796</text:p>
          </table:table-cell>
          <table:table-cell office:value-type="float" office:value="0.249367" calcext:value-type="float">
            <text:p>0.249367</text:p>
          </table:table-cell>
          <table:table-cell office:value-type="float" office:value="0.216107" calcext:value-type="float">
            <text:p>0.2161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665167" calcext:value-type="float">
            <text:p>0.665167</text:p>
          </table:table-cell>
          <table:table-cell office:value-type="float" office:value="1.046" calcext:value-type="float">
            <text:p>1.046</text:p>
          </table:table-cell>
          <table:table-cell office:value-type="float" office:value="0.982874" calcext:value-type="float">
            <text:p>0.982874</text:p>
          </table:table-cell>
          <table:table-cell office:value-type="float" office:value="0.158267" calcext:value-type="float">
            <text:p>0.158267</text:p>
          </table:table-cell>
          <table:table-cell office:value-type="float" office:value="0.207187" calcext:value-type="float">
            <text:p>0.207187</text:p>
          </table:table-cell>
          <table:table-cell office:value-type="float" office:value="0.685523" calcext:value-type="float">
            <text:p>0.685523</text:p>
          </table:table-cell>
          <table:table-cell office:value-type="float" office:value="0.679747" calcext:value-type="float">
            <text:p>0.679747</text:p>
          </table:table-cell>
          <table:table-cell office:value-type="float" office:value="0.363758" calcext:value-type="float">
            <text:p>0.36375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684333" calcext:value-type="float">
            <text:p>0.684333</text:p>
          </table:table-cell>
          <table:table-cell office:value-type="float" office:value="1.04733" calcext:value-type="float">
            <text:p>1.04733</text:p>
          </table:table-cell>
          <table:table-cell office:value-type="float" office:value="0.986037" calcext:value-type="float">
            <text:p>0.986037</text:p>
          </table:table-cell>
          <table:table-cell office:value-type="float" office:value="0.182035" calcext:value-type="float">
            <text:p>0.182035</text:p>
          </table:table-cell>
          <table:table-cell office:value-type="float" office:value="0.206448" calcext:value-type="float">
            <text:p>0.206448</text:p>
          </table:table-cell>
          <table:table-cell office:value-type="float" office:value="0.701768" calcext:value-type="float">
            <text:p>0.701768</text:p>
          </table:table-cell>
          <table:table-cell office:value-type="float" office:value="0.677215" calcext:value-type="float">
            <text:p>0.677215</text:p>
          </table:table-cell>
          <table:table-cell office:value-type="float" office:value="0.44698" calcext:value-type="float">
            <text:p>0.4469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1667" calcext:value-type="float">
            <text:p>0.891667</text:p>
          </table:table-cell>
          <table:table-cell office:value-type="float" office:value="0.421738" calcext:value-type="float">
            <text:p>0.421738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365566" calcext:value-type="float">
            <text:p>0.365566</text:p>
          </table:table-cell>
          <table:table-cell office:value-type="float" office:value="0.56998" calcext:value-type="float">
            <text:p>0.56998</text:p>
          </table:table-cell>
          <table:table-cell office:value-type="float" office:value="0.966351" calcext:value-type="float">
            <text:p>0.966351</text:p>
          </table:table-cell>
          <table:table-cell office:value-type="float" office:value="0.392405" calcext:value-type="float">
            <text:p>0.392405</text:p>
          </table:table-cell>
          <table:table-cell office:value-type="float" office:value="0.375167" calcext:value-type="float">
            <text:p>0.3751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4083" calcext:value-type="float">
            <text:p>0.894083</text:p>
          </table:table-cell>
          <table:table-cell office:value-type="float" office:value="0.404466" calcext:value-type="float">
            <text:p>0.404466</text:p>
          </table:table-cell>
          <table:table-cell office:value-type="float" office:value="0.952826" calcext:value-type="float">
            <text:p>0.952826</text:p>
          </table:table-cell>
          <table:table-cell office:value-type="float" office:value="0.376344" calcext:value-type="float">
            <text:p>0.376344</text:p>
          </table:table-cell>
          <table:table-cell office:value-type="float" office:value="0.59448" calcext:value-type="float">
            <text:p>0.59448</text:p>
          </table:table-cell>
          <table:table-cell office:value-type="float" office:value="0.965395" calcext:value-type="float">
            <text:p>0.965395</text:p>
          </table:table-cell>
          <table:table-cell office:value-type="float" office:value="0.443038" calcext:value-type="float">
            <text:p>0.443038</text:p>
          </table:table-cell>
          <table:table-cell office:value-type="float" office:value="0.373832" calcext:value-type="float">
            <text:p>0.3738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8583" calcext:value-type="float">
            <text:p>0.888583</text:p>
          </table:table-cell>
          <table:table-cell office:value-type="float" office:value="0.335963" calcext:value-type="float">
            <text:p>0.335963</text:p>
          </table:table-cell>
          <table:table-cell office:value-type="float" office:value="0.906863" calcext:value-type="float">
            <text:p>0.906863</text:p>
          </table:table-cell>
          <table:table-cell office:value-type="float" office:value="0.506211" calcext:value-type="float">
            <text:p>0.506211</text:p>
          </table:table-cell>
          <table:table-cell office:value-type="float" office:value="0.551181" calcext:value-type="float">
            <text:p>0.551181</text:p>
          </table:table-cell>
          <table:table-cell office:value-type="float" office:value="0.990345" calcext:value-type="float">
            <text:p>0.990345</text:p>
          </table:table-cell>
          <table:table-cell office:value-type="float" office:value="0.206329" calcext:value-type="float">
            <text:p>0.206329</text:p>
          </table:table-cell>
          <table:table-cell office:value-type="float" office:value="0.186916" calcext:value-type="float">
            <text:p>0.1869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175" calcext:value-type="float">
            <text:p>0.89175</text:p>
          </table:table-cell>
          <table:table-cell office:value-type="float" office:value="0.317331" calcext:value-type="float">
            <text:p>0.317331</text:p>
          </table:table-cell>
          <table:table-cell office:value-type="float" office:value="0.911643" calcext:value-type="float">
            <text:p>0.911643</text:p>
          </table:table-cell>
          <table:table-cell office:value-type="float" office:value="0.513433" calcext:value-type="float">
            <text:p>0.513433</text:p>
          </table:table-cell>
          <table:table-cell office:value-type="float" office:value="0.562914" calcext:value-type="float">
            <text:p>0.562914</text:p>
          </table:table-cell>
          <table:table-cell office:value-type="float" office:value="0.99025" calcext:value-type="float">
            <text:p>0.99025</text:p>
          </table:table-cell>
          <table:table-cell office:value-type="float" office:value="0.217722" calcext:value-type="float">
            <text:p>0.217722</text:p>
          </table:table-cell>
          <table:table-cell office:value-type="float" office:value="0.226969" calcext:value-type="float">
            <text:p>0.22696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673583" calcext:value-type="float">
            <text:p>0.673583</text:p>
          </table:table-cell>
          <table:table-cell office:value-type="float" office:value="1.03741" calcext:value-type="float">
            <text:p>1.03741</text:p>
          </table:table-cell>
          <table:table-cell office:value-type="float" office:value="0.980091" calcext:value-type="float">
            <text:p>0.980091</text:p>
          </table:table-cell>
          <table:table-cell office:value-type="float" office:value="0.170592" calcext:value-type="float">
            <text:p>0.170592</text:p>
          </table:table-cell>
          <table:table-cell office:value-type="float" office:value="0.180839" calcext:value-type="float">
            <text:p>0.180839</text:p>
          </table:table-cell>
          <table:table-cell office:value-type="float" office:value="0.696492" calcext:value-type="float">
            <text:p>0.696492</text:p>
          </table:table-cell>
          <table:table-cell office:value-type="float" office:value="0.605063" calcext:value-type="float">
            <text:p>0.605063</text:p>
          </table:table-cell>
          <table:table-cell office:value-type="float" office:value="0.425901" calcext:value-type="float">
            <text:p>0.42590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703083" calcext:value-type="float">
            <text:p>0.703083</text:p>
          </table:table-cell>
          <table:table-cell office:value-type="float" office:value="1.01163" calcext:value-type="float">
            <text:p>1.01163</text:p>
          </table:table-cell>
          <table:table-cell office:value-type="float" office:value="0.983314" calcext:value-type="float">
            <text:p>0.983314</text:p>
          </table:table-cell>
          <table:table-cell office:value-type="float" office:value="0.183943" calcext:value-type="float">
            <text:p>0.183943</text:p>
          </table:table-cell>
          <table:table-cell office:value-type="float" office:value="0.214728" calcext:value-type="float">
            <text:p>0.214728</text:p>
          </table:table-cell>
          <table:table-cell office:value-type="float" office:value="0.726699" calcext:value-type="float">
            <text:p>0.726699</text:p>
          </table:table-cell>
          <table:table-cell office:value-type="float" office:value="0.617721" calcext:value-type="float">
            <text:p>0.617721</text:p>
          </table:table-cell>
          <table:table-cell office:value-type="float" office:value="0.463284" calcext:value-type="float">
            <text:p>0.46328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425" calcext:value-type="float">
            <text:p>0.88425</text:p>
          </table:table-cell>
          <table:table-cell office:value-type="float" office:value="0.477358" calcext:value-type="float">
            <text:p>0.477358</text:p>
          </table:table-cell>
          <table:table-cell office:value-type="float" office:value="0.932584" calcext:value-type="float">
            <text:p>0.932584</text:p>
          </table:table-cell>
          <table:table-cell office:value-type="float" office:value="0.370899" calcext:value-type="float">
            <text:p>0.370899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0.968069" calcext:value-type="float">
            <text:p>0.968069</text:p>
          </table:table-cell>
          <table:table-cell office:value-type="float" office:value="0.329114" calcext:value-type="float">
            <text:p>0.329114</text:p>
          </table:table-cell>
          <table:table-cell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6833" calcext:value-type="float">
            <text:p>0.886833</text:p>
          </table:table-cell>
          <table:table-cell office:value-type="float" office:value="0.460433" calcext:value-type="float">
            <text:p>0.460433</text:p>
          </table:table-cell>
          <table:table-cell office:value-type="float" office:value="0.936639" calcext:value-type="float">
            <text:p>0.936639</text:p>
          </table:table-cell>
          <table:table-cell office:value-type="float" office:value="0.372414" calcext:value-type="float">
            <text:p>0.372414</text:p>
          </table:table-cell>
          <table:table-cell office:value-type="float" office:value="0.530172" calcext:value-type="float">
            <text:p>0.530172</text:p>
          </table:table-cell>
          <table:table-cell office:value-type="float" office:value="0.968069" calcext:value-type="float">
            <text:p>0.968069</text:p>
          </table:table-cell>
          <table:table-cell office:value-type="float" office:value="0.341772" calcext:value-type="float">
            <text:p>0.341772</text:p>
          </table:table-cell>
          <table:table-cell office:value-type="float" office:value="0.328" calcext:value-type="float">
            <text:p>0.3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4417" calcext:value-type="float">
            <text:p>0.884417</text:p>
          </table:table-cell>
          <table:table-cell office:value-type="float" office:value="0.36275" calcext:value-type="float">
            <text:p>0.36275</text:p>
          </table:table-cell>
          <table:table-cell office:value-type="float" office:value="0.898238" calcext:value-type="float">
            <text:p>0.898238</text:p>
          </table:table-cell>
          <table:table-cell office:value-type="float" office:value="0.490119" calcext:value-type="float">
            <text:p>0.490119</text:p>
          </table:table-cell>
          <table:table-cell office:value-type="float" office:value="0.532164" calcext:value-type="float">
            <text:p>0.532164</text:p>
          </table:table-cell>
          <table:table-cell office:value-type="float" office:value="0.994073" calcext:value-type="float">
            <text:p>0.994073</text:p>
          </table:table-cell>
          <table:table-cell office:value-type="float" office:value="0.156962" calcext:value-type="float">
            <text:p>0.156962</text:p>
          </table:table-cell>
          <table:table-cell office:value-type="float" office:value="0.121333" calcext:value-type="float">
            <text:p>0.1213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8" calcext:value-type="float">
            <text:p>0.888</text:p>
          </table:table-cell>
          <table:table-cell office:value-type="float" office:value="0.342598" calcext:value-type="float">
            <text:p>0.342598</text:p>
          </table:table-cell>
          <table:table-cell office:value-type="float" office:value="0.907174" calcext:value-type="float">
            <text:p>0.907174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0.554167" calcext:value-type="float">
            <text:p>0.554167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194937" calcext:value-type="float">
            <text:p>0.194937</text:p>
          </table:table-cell>
          <table:table-cell office:value-type="float" office:value="0.177333" calcext:value-type="float">
            <text:p>0.1773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608667" calcext:value-type="float">
            <text:p>0.608667</text:p>
          </table:table-cell>
          <table:table-cell office:value-type="float" office:value="1.34527" calcext:value-type="float">
            <text:p>1.34527</text:p>
          </table:table-cell>
          <table:table-cell office:value-type="float" office:value="0.982432" calcext:value-type="float">
            <text:p>0.982432</text:p>
          </table:table-cell>
          <table:table-cell office:value-type="float" office:value="0.153578" calcext:value-type="float">
            <text:p>0.153578</text:p>
          </table:table-cell>
          <table:table-cell office:value-type="float" office:value="0.14828" calcext:value-type="float">
            <text:p>0.14828</text:p>
          </table:table-cell>
          <table:table-cell office:value-type="float" office:value="0.620172" calcext:value-type="float">
            <text:p>0.620172</text:p>
          </table:table-cell>
          <table:table-cell office:value-type="float" office:value="0.613924" calcext:value-type="float">
            <text:p>0.613924</text:p>
          </table:table-cell>
          <table:table-cell office:value-type="float" office:value="0.442667" calcext:value-type="float">
            <text:p>0.4426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626167" calcext:value-type="float">
            <text:p>0.626167</text:p>
          </table:table-cell>
          <table:table-cell office:value-type="float" office:value="1.31112" calcext:value-type="float">
            <text:p>1.31112</text:p>
          </table:table-cell>
          <table:table-cell office:value-type="float" office:value="0.985845" calcext:value-type="float">
            <text:p>0.985845</text:p>
          </table:table-cell>
          <table:table-cell office:value-type="float" office:value="0.16188" calcext:value-type="float">
            <text:p>0.16188</text:p>
          </table:table-cell>
          <table:table-cell office:value-type="float" office:value="0.154132" calcext:value-type="float">
            <text:p>0.154132</text:p>
          </table:table-cell>
          <table:table-cell office:value-type="float" office:value="0.639197" calcext:value-type="float">
            <text:p>0.639197</text:p>
          </table:table-cell>
          <table:table-cell office:value-type="float" office:value="0.627848" calcext:value-type="float">
            <text:p>0.627848</text:p>
          </table:table-cell>
          <table:table-cell office:value-type="float" office:value="0.442667" calcext:value-type="float">
            <text:p>0.4426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49583" calcext:value-type="float">
            <text:p>0.849583</text:p>
          </table:table-cell>
          <table:table-cell office:value-type="float" office:value="0.679771" calcext:value-type="float">
            <text:p>0.679771</text:p>
          </table:table-cell>
          <table:table-cell office:value-type="float" office:value="0.895529" calcext:value-type="float">
            <text:p>0.895529</text:p>
          </table:table-cell>
          <table:table-cell office:value-type="float" office:value="0.226766" calcext:value-type="float">
            <text:p>0.226766</text:p>
          </table:table-cell>
          <table:table-cell office:value-type="float" office:value="0.259136" calcext:value-type="float">
            <text:p>0.259136</text:p>
          </table:table-cell>
          <table:table-cell office:value-type="float" office:value="0.956002" calcext:value-type="float">
            <text:p>0.956002</text:p>
          </table:table-cell>
          <table:table-cell office:value-type="float" office:value="0.154822" calcext:value-type="float">
            <text:p>0.154822</text:p>
          </table:table-cell>
          <table:table-cell office:value-type="float" office:value="0.103038" calcext:value-type="float">
            <text:p>0.10303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5425" calcext:value-type="float">
            <text:p>0.85425</text:p>
          </table:table-cell>
          <table:table-cell office:value-type="float" office:value="0.652655" calcext:value-type="float">
            <text:p>0.652655</text:p>
          </table:table-cell>
          <table:table-cell office:value-type="float" office:value="0.897129" calcext:value-type="float">
            <text:p>0.897129</text:p>
          </table:table-cell>
          <table:table-cell office:value-type="float" office:value="0.25498" calcext:value-type="float">
            <text:p>0.25498</text:p>
          </table:table-cell>
          <table:table-cell office:value-type="float" office:value="0.294671" calcext:value-type="float">
            <text:p>0.294671</text:p>
          </table:table-cell>
          <table:table-cell office:value-type="float" office:value="0.959254" calcext:value-type="float">
            <text:p>0.959254</text:p>
          </table:table-cell>
          <table:table-cell office:value-type="float" office:value="0.162437" calcext:value-type="float">
            <text:p>0.162437</text:p>
          </table:table-cell>
          <table:table-cell office:value-type="float" office:value="0.124174" calcext:value-type="float">
            <text:p>0.12417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403299" calcext:value-type="float">
            <text:p>0.403299</text:p>
          </table:table-cell>
          <table:table-cell office:value-type="float" office:value="0.871748" calcext:value-type="float">
            <text:p>0.871748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0.999904" calcext:value-type="float">
            <text:p>0.999904</text:p>
          </table:table-cell>
          <table:table-cell office:value-type="float" office:value="0.00507614" calcext:value-type="float">
            <text:p>0.00507614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391511" calcext:value-type="float">
            <text:p>0.391511</text:p>
          </table:table-cell>
          <table:table-cell office:value-type="float" office:value="0.871737" calcext:value-type="float">
            <text:p>0.871737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-1" calcext:value-type="float">
            <text:p>-1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00634518" calcext:value-type="float">
            <text:p>0.00634518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594917" calcext:value-type="float">
            <text:p>0.594917</text:p>
          </table:table-cell>
          <table:table-cell office:value-type="float" office:value="1.34918" calcext:value-type="float">
            <text:p>1.34918</text:p>
          </table:table-cell>
          <table:table-cell office:value-type="float" office:value="0.965757" calcext:value-type="float">
            <text:p>0.965757</text:p>
          </table:table-cell>
          <table:table-cell office:value-type="float" office:value="0.128053" calcext:value-type="float">
            <text:p>0.128053</text:p>
          </table:table-cell>
          <table:table-cell office:value-type="float" office:value="0.149082" calcext:value-type="float">
            <text:p>0.149082</text:p>
          </table:table-cell>
          <table:table-cell office:value-type="float" office:value="0.612339" calcext:value-type="float">
            <text:p>0.612339</text:p>
          </table:table-cell>
          <table:table-cell office:value-type="float" office:value="0.492386" calcext:value-type="float">
            <text:p>0.492386</text:p>
          </table:table-cell>
          <table:table-cell office:value-type="float" office:value="0.46103" calcext:value-type="float">
            <text:p>0.461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551833" calcext:value-type="float">
            <text:p>0.551833</text:p>
          </table:table-cell>
          <table:table-cell office:value-type="float" office:value="1.57531" calcext:value-type="float">
            <text:p>1.57531</text:p>
          </table:table-cell>
          <table:table-cell office:value-type="float" office:value="0.968083" calcext:value-type="float">
            <text:p>0.968083</text:p>
          </table:table-cell>
          <table:table-cell office:value-type="float" office:value="0.124793" calcext:value-type="float">
            <text:p>0.124793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0.559923" calcext:value-type="float">
            <text:p>0.559923</text:p>
          </table:table-cell>
          <table:table-cell office:value-type="float" office:value="0.477157" calcext:value-type="float">
            <text:p>0.477157</text:p>
          </table:table-cell>
          <table:table-cell office:value-type="float" office:value="0.517834" calcext:value-type="float">
            <text:p>0.51783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7583" calcext:value-type="float">
            <text:p>0.877583</text:p>
          </table:table-cell>
          <table:table-cell office:value-type="float" office:value="0.710403" calcext:value-type="float">
            <text:p>0.710403</text:p>
          </table:table-cell>
          <table:table-cell office:value-type="float" office:value="0.899397" calcext:value-type="float">
            <text:p>0.899397</text:p>
          </table:table-cell>
          <table:table-cell office:value-type="float" office:value="0.322344" calcext:value-type="float">
            <text:p>0.322344</text:p>
          </table:table-cell>
          <table:table-cell office:value-type="float" office:value="0.521739" calcext:value-type="float">
            <text:p>0.521739</text:p>
          </table:table-cell>
          <table:table-cell office:value-type="float" office:value="0.98395" calcext:value-type="float">
            <text:p>0.98395</text:p>
          </table:table-cell>
          <table:table-cell office:value-type="float" office:value="0.111534" calcext:value-type="float">
            <text:p>0.111534</text:p>
          </table:table-cell>
          <table:table-cell office:value-type="float" office:value="0.193548" calcext:value-type="float">
            <text:p>0.1935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075" calcext:value-type="float">
            <text:p>0.87075</text:p>
          </table:table-cell>
          <table:table-cell office:value-type="float" office:value="0.648589" calcext:value-type="float">
            <text:p>0.648589</text:p>
          </table:table-cell>
          <table:table-cell office:value-type="float" office:value="0.909791" calcext:value-type="float">
            <text:p>0.909791</text:p>
          </table:table-cell>
          <table:table-cell office:value-type="float" office:value="0.292469" calcext:value-type="float">
            <text:p>0.292469</text:p>
          </table:table-cell>
          <table:table-cell office:value-type="float" office:value="0.454902" calcext:value-type="float">
            <text:p>0.454902</text:p>
          </table:table-cell>
          <table:table-cell office:value-type="float" office:value="0.971243" calcext:value-type="float">
            <text:p>0.971243</text:p>
          </table:table-cell>
          <table:table-cell office:value-type="float" office:value="0.21166" calcext:value-type="float">
            <text:p>0.21166</text:p>
          </table:table-cell>
          <table:table-cell office:value-type="float" office:value="0.155914" calcext:value-type="float">
            <text:p>0.1559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45" calcext:value-type="float">
            <text:p>0.8745</text:p>
          </table:table-cell>
          <table:table-cell office:value-type="float" office:value="0.402054" calcext:value-type="float">
            <text:p>0.402054</text:p>
          </table:table-cell>
          <table:table-cell office:value-type="float" office:value="0.885238" calcext:value-type="float">
            <text:p>0.885238</text:p>
          </table:table-cell>
          <table:table-cell office:value-type="float" office:value="0.38914" calcext:value-type="float">
            <text:p>0.38914</text:p>
          </table:table-cell>
          <table:table-cell office:value-type="float" office:value="0.30303" calcext:value-type="float">
            <text:p>0.30303</text:p>
          </table:table-cell>
          <table:table-cell office:value-type="float" office:value="0.993408" calcext:value-type="float">
            <text:p>0.993408</text:p>
          </table:table-cell>
          <table:table-cell office:value-type="float" office:value="0.108999" calcext:value-type="float">
            <text:p>0.108999</text:p>
          </table:table-cell>
          <table:table-cell office:value-type="float" office:value="0.0134409" calcext:value-type="float">
            <text:p>0.013440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35" calcext:value-type="float">
            <text:p>0.8735</text:p>
          </table:table-cell>
          <table:table-cell office:value-type="float" office:value="0.394947" calcext:value-type="float">
            <text:p>0.394947</text:p>
          </table:table-cell>
          <table:table-cell office:value-type="float" office:value="0.89424" calcext:value-type="float">
            <text:p>0.8942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84" calcext:value-type="float">
            <text:p>0.384</text:p>
          </table:table-cell>
          <table:table-cell office:value-type="float" office:value="0.986338" calcext:value-type="float">
            <text:p>0.986338</text:p>
          </table:table-cell>
          <table:table-cell office:value-type="float" office:value="0.139417" calcext:value-type="float">
            <text:p>0.139417</text:p>
          </table:table-cell>
          <table:table-cell office:value-type="float" office:value="0.0645161" calcext:value-type="float">
            <text:p>0.064516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618917" calcext:value-type="float">
            <text:p>0.618917</text:p>
          </table:table-cell>
          <table:table-cell office:value-type="float" office:value="0.863788" calcext:value-type="float">
            <text:p>0.863788</text:p>
          </table:table-cell>
          <table:table-cell office:value-type="float" office:value="0.949275" calcext:value-type="float">
            <text:p>0.949275</text:p>
          </table:table-cell>
          <table:table-cell office:value-type="float" office:value="0.118774" calcext:value-type="float">
            <text:p>0.118774</text:p>
          </table:table-cell>
          <table:table-cell office:value-type="float" office:value="0.135758" calcext:value-type="float">
            <text:p>0.135758</text:p>
          </table:table-cell>
          <table:table-cell office:value-type="float" office:value="0.650807" calcext:value-type="float">
            <text:p>0.650807</text:p>
          </table:table-cell>
          <table:table-cell office:value-type="float" office:value="0.353612" calcext:value-type="float">
            <text:p>0.353612</text:p>
          </table:table-cell>
          <table:table-cell office:value-type="float" office:value="0.451613" calcext:value-type="float">
            <text:p>0.4516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622583" calcext:value-type="float">
            <text:p>0.622583</text:p>
          </table:table-cell>
          <table:table-cell office:value-type="float" office:value="0.850315" calcext:value-type="float">
            <text:p>0.850315</text:p>
          </table:table-cell>
          <table:table-cell office:value-type="float" office:value="0.954769" calcext:value-type="float">
            <text:p>0.954769</text:p>
          </table:table-cell>
          <table:table-cell office:value-type="float" office:value="0.130352" calcext:value-type="float">
            <text:p>0.130352</text:p>
          </table:table-cell>
          <table:table-cell office:value-type="float" office:value="0.14702" calcext:value-type="float">
            <text:p>0.14702</text:p>
          </table:table-cell>
          <table:table-cell office:value-type="float" office:value="0.649374" calcext:value-type="float">
            <text:p>0.649374</text:p>
          </table:table-cell>
          <table:table-cell office:value-type="float" office:value="0.432193" calcext:value-type="float">
            <text:p>0.432193</text:p>
          </table:table-cell>
          <table:table-cell office:value-type="float" office:value="0.447581" calcext:value-type="float">
            <text:p>0.44758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86417" calcext:value-type="float">
            <text:p>0.886417</text:p>
          </table:table-cell>
          <table:table-cell office:value-type="float" office:value="0.424107" calcext:value-type="float">
            <text:p>0.424107</text:p>
          </table:table-cell>
          <table:table-cell office:value-type="float" office:value="0.948476" calcext:value-type="float">
            <text:p>0.948476</text:p>
          </table:table-cell>
          <table:table-cell office:value-type="float" office:value="0.342217" calcext:value-type="float">
            <text:p>0.342217</text:p>
          </table:table-cell>
          <table:table-cell office:value-type="float" office:value="0.569892" calcext:value-type="float">
            <text:p>0.569892</text:p>
          </table:table-cell>
          <table:table-cell office:value-type="float" office:value="0.96044" calcext:value-type="float">
            <text:p>0.96044</text:p>
          </table:table-cell>
          <table:table-cell office:value-type="float" office:value="0.406329" calcext:value-type="float">
            <text:p>0.406329</text:p>
          </table:table-cell>
          <table:table-cell office:value-type="float" office:value="0.355705" calcext:value-type="float">
            <text:p>0.35570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875" calcext:value-type="float">
            <text:p>0.89875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944681" calcext:value-type="float">
            <text:p>0.944681</text:p>
          </table:table-cell>
          <table:table-cell office:value-type="float" office:value="0.403101" calcext:value-type="float">
            <text:p>0.403101</text:p>
          </table:table-cell>
          <table:table-cell office:value-type="float" office:value="0.627404" calcext:value-type="float">
            <text:p>0.627404</text:p>
          </table:table-cell>
          <table:table-cell office:value-type="float" office:value="0.975824" calcext:value-type="float">
            <text:p>0.975824</text:p>
          </table:table-cell>
          <table:table-cell office:value-type="float" office:value="0.394937" calcext:value-type="float">
            <text:p>0.394937</text:p>
          </table:table-cell>
          <table:table-cell office:value-type="float" office:value="0.350336" calcext:value-type="float">
            <text:p>0.35033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8825" calcext:value-type="float">
            <text:p>0.88825</text:p>
          </table:table-cell>
          <table:table-cell office:value-type="float" office:value="0.316287" calcext:value-type="float">
            <text:p>0.316287</text:p>
          </table:table-cell>
          <table:table-cell office:value-type="float" office:value="0.919279" calcext:value-type="float">
            <text:p>0.919279</text:p>
          </table:table-cell>
          <table:table-cell office:value-type="float" office:value="0.417886" calcext:value-type="float">
            <text:p>0.417886</text:p>
          </table:table-cell>
          <table:table-cell office:value-type="float" office:value="0.575269" calcext:value-type="float">
            <text:p>0.575269</text:p>
          </table:table-cell>
          <table:table-cell office:value-type="float" office:value="0.983755" calcext:value-type="float">
            <text:p>0.983755</text:p>
          </table:table-cell>
          <table:table-cell office:value-type="float" office:value="0.325316" calcext:value-type="float">
            <text:p>0.325316</text:p>
          </table:table-cell>
          <table:table-cell office:value-type="float" office:value="0.143624" calcext:value-type="float">
            <text:p>0.1436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0833" calcext:value-type="float">
            <text:p>0.890833</text:p>
          </table:table-cell>
          <table:table-cell office:value-type="float" office:value="0.294108" calcext:value-type="float">
            <text:p>0.294108</text:p>
          </table:table-cell>
          <table:table-cell office:value-type="float" office:value="0.929017" calcext:value-type="float">
            <text:p>0.929017</text:p>
          </table:table-cell>
          <table:table-cell office:value-type="float" office:value="0.393586" calcext:value-type="float">
            <text:p>0.393586</text:p>
          </table:table-cell>
          <table:table-cell office:value-type="float" office:value="0.572549" calcext:value-type="float">
            <text:p>0.572549</text:p>
          </table:table-cell>
          <table:table-cell office:value-type="float" office:value="0.981749" calcext:value-type="float">
            <text:p>0.981749</text:p>
          </table:table-cell>
          <table:table-cell office:value-type="float" office:value="0.341772" calcext:value-type="float">
            <text:p>0.341772</text:p>
          </table:table-cell>
          <table:table-cell office:value-type="float" office:value="0.195973" calcext:value-type="float">
            <text:p>0.19597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686167" calcext:value-type="float">
            <text:p>0.686167</text:p>
          </table:table-cell>
          <table:table-cell office:value-type="float" office:value="0.964448" calcext:value-type="float">
            <text:p>0.964448</text:p>
          </table:table-cell>
          <table:table-cell office:value-type="float" office:value="0.977684" calcext:value-type="float">
            <text:p>0.977684</text:p>
          </table:table-cell>
          <table:table-cell office:value-type="float" office:value="0.169498" calcext:value-type="float">
            <text:p>0.169498</text:p>
          </table:table-cell>
          <table:table-cell office:value-type="float" office:value="0.219238" calcext:value-type="float">
            <text:p>0.219238</text:p>
          </table:table-cell>
          <table:table-cell office:value-type="float" office:value="0.707501" calcext:value-type="float">
            <text:p>0.707501</text:p>
          </table:table-cell>
          <table:table-cell office:value-type="float" office:value="0.606329" calcext:value-type="float">
            <text:p>0.606329</text:p>
          </table:table-cell>
          <table:table-cell office:value-type="float" office:value="0.471141" calcext:value-type="float">
            <text:p>0.47114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679" calcext:value-type="float">
            <text:p>0.679</text:p>
          </table:table-cell>
          <table:table-cell office:value-type="float" office:value="1.01474" calcext:value-type="float">
            <text:p>1.01474</text:p>
          </table:table-cell>
          <table:table-cell office:value-type="float" office:value="0.984809" calcext:value-type="float">
            <text:p>0.984809</text:p>
          </table:table-cell>
          <table:table-cell office:value-type="float" office:value="0.170732" calcext:value-type="float">
            <text:p>0.170732</text:p>
          </table:table-cell>
          <table:table-cell office:value-type="float" office:value="0.220183" calcext:value-type="float">
            <text:p>0.220183</text:p>
          </table:table-cell>
          <table:table-cell office:value-type="float" office:value="0.693837" calcext:value-type="float">
            <text:p>0.693837</text:p>
          </table:table-cell>
          <table:table-cell office:value-type="float" office:value="0.575949" calcext:value-type="float">
            <text:p>0.575949</text:p>
          </table:table-cell>
          <table:table-cell office:value-type="float" office:value="0.579866" calcext:value-type="float">
            <text:p>0.57986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5583" calcext:value-type="float">
            <text:p>0.895583</text:p>
          </table:table-cell>
          <table:table-cell office:value-type="float" office:value="0.446206" calcext:value-type="float">
            <text:p>0.446206</text:p>
          </table:table-cell>
          <table:table-cell office:value-type="float" office:value="0.934525" calcext:value-type="float">
            <text:p>0.934525</text:p>
          </table:table-cell>
          <table:table-cell office:value-type="float" office:value="0.401835" calcext:value-type="float">
            <text:p>0.401835</text:p>
          </table:table-cell>
          <table:table-cell office:value-type="float" office:value="0.572597" calcext:value-type="float">
            <text:p>0.572597</text:p>
          </table:table-cell>
          <table:table-cell office:value-type="float" office:value="0.979358" calcext:value-type="float">
            <text:p>0.979358</text:p>
          </table:table-cell>
          <table:table-cell office:value-type="float" office:value="0.277215" calcext:value-type="float">
            <text:p>0.277215</text:p>
          </table:table-cell>
          <table:table-cell office:value-type="float" office:value="0.375335" calcext:value-type="float">
            <text:p>0.3753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901667" calcext:value-type="float">
            <text:p>0.901667</text:p>
          </table:table-cell>
          <table:table-cell office:value-type="float" office:value="0.38799" calcext:value-type="float">
            <text:p>0.38799</text:p>
          </table:table-cell>
          <table:table-cell office:value-type="float" office:value="0.947628" calcext:value-type="float">
            <text:p>0.947628</text:p>
          </table:table-cell>
          <table:table-cell office:value-type="float" office:value="0.424125" calcext:value-type="float">
            <text:p>0.424125</text:p>
          </table:table-cell>
          <table:table-cell office:value-type="float" office:value="0.638831" calcext:value-type="float">
            <text:p>0.638831</text:p>
          </table:table-cell>
          <table:table-cell office:value-type="float" office:value="0.973528" calcext:value-type="float">
            <text:p>0.973528</text:p>
          </table:table-cell>
          <table:table-cell office:value-type="float" office:value="0.413924" calcext:value-type="float">
            <text:p>0.413924</text:p>
          </table:table-cell>
          <table:table-cell office:value-type="float" office:value="0.410188" calcext:value-type="float">
            <text:p>0.41018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0667" calcext:value-type="float">
            <text:p>0.890667</text:p>
          </table:table-cell>
          <table:table-cell office:value-type="float" office:value="0.310994" calcext:value-type="float">
            <text:p>0.310994</text:p>
          </table:table-cell>
          <table:table-cell office:value-type="float" office:value="0.920754" calcext:value-type="float">
            <text:p>0.920754</text:p>
          </table:table-cell>
          <table:table-cell office:value-type="float" office:value="0.432479" calcext:value-type="float">
            <text:p>0.432479</text:p>
          </table:table-cell>
          <table:table-cell office:value-type="float" office:value="0.581081" calcext:value-type="float">
            <text:p>0.581081</text:p>
          </table:table-cell>
          <table:table-cell office:value-type="float" office:value="0.984901" calcext:value-type="float">
            <text:p>0.984901</text:p>
          </table:table-cell>
          <table:table-cell office:value-type="float" office:value="0.320253" calcext:value-type="float">
            <text:p>0.320253</text:p>
          </table:table-cell>
          <table:table-cell office:value-type="float" office:value="0.172922" calcext:value-type="float">
            <text:p>0.1729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1417" calcext:value-type="float">
            <text:p>0.891417</text:p>
          </table:table-cell>
          <table:table-cell office:value-type="float" office:value="0.293004" calcext:value-type="float">
            <text:p>0.293004</text:p>
          </table:table-cell>
          <table:table-cell office:value-type="float" office:value="0.929095" calcext:value-type="float">
            <text:p>0.929095</text:p>
          </table:table-cell>
          <table:table-cell office:value-type="float" office:value="0.40832" calcext:value-type="float">
            <text:p>0.40832</text:p>
          </table:table-cell>
          <table:table-cell office:value-type="float" office:value="0.558442" calcext:value-type="float">
            <text:p>0.558442</text:p>
          </table:table-cell>
          <table:table-cell office:value-type="float" office:value="0.980505" calcext:value-type="float">
            <text:p>0.980505</text:p>
          </table:table-cell>
          <table:table-cell office:value-type="float" office:value="0.335443" calcext:value-type="float">
            <text:p>0.335443</text:p>
          </table:table-cell>
          <table:table-cell office:value-type="float" office:value="0.230563" calcext:value-type="float">
            <text:p>0.23056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66725" calcext:value-type="float">
            <text:p>0.66725</text:p>
          </table:table-cell>
          <table:table-cell office:value-type="float" office:value="1.06467" calcext:value-type="float">
            <text:p>1.06467</text:p>
          </table:table-cell>
          <table:table-cell office:value-type="float" office:value="0.981233" calcext:value-type="float">
            <text:p>0.981233</text:p>
          </table:table-cell>
          <table:table-cell office:value-type="float" office:value="0.162367" calcext:value-type="float">
            <text:p>0.162367</text:p>
          </table:table-cell>
          <table:table-cell office:value-type="float" office:value="0.219929" calcext:value-type="float">
            <text:p>0.219929</text:p>
          </table:table-cell>
          <table:table-cell office:value-type="float" office:value="0.684537" calcext:value-type="float">
            <text:p>0.684537</text:p>
          </table:table-cell>
          <table:table-cell office:value-type="float" office:value="0.677215" calcext:value-type="float">
            <text:p>0.677215</text:p>
          </table:table-cell>
          <table:table-cell office:value-type="float" office:value="0.414209" calcext:value-type="float">
            <text:p>0.41420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656" calcext:value-type="float">
            <text:p>0.656</text:p>
          </table:table-cell>
          <table:table-cell office:value-type="float" office:value="1.1791" calcext:value-type="float">
            <text:p>1.1791</text:p>
          </table:table-cell>
          <table:table-cell office:value-type="float" office:value="0.984234" calcext:value-type="float">
            <text:p>0.984234</text:p>
          </table:table-cell>
          <table:table-cell office:value-type="float" office:value="0.166186" calcext:value-type="float">
            <text:p>0.166186</text:p>
          </table:table-cell>
          <table:table-cell office:value-type="float" office:value="0.20361" calcext:value-type="float">
            <text:p>0.20361</text:p>
          </table:table-cell>
          <table:table-cell office:value-type="float" office:value="0.668196" calcext:value-type="float">
            <text:p>0.668196</text:p>
          </table:table-cell>
          <table:table-cell office:value-type="float" office:value="0.656962" calcext:value-type="float">
            <text:p>0.656962</text:p>
          </table:table-cell>
          <table:table-cell office:value-type="float" office:value="0.483914" calcext:value-type="float">
            <text:p>0.4839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6" calcext:value-type="float">
            <text:p>0.896</text:p>
          </table:table-cell>
          <table:table-cell office:value-type="float" office:value="0.426578" calcext:value-type="float">
            <text:p>0.426578</text:p>
          </table:table-cell>
          <table:table-cell office:value-type="float" office:value="0.933497" calcext:value-type="float">
            <text:p>0.933497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599034" calcext:value-type="float">
            <text:p>0.599034</text:p>
          </table:table-cell>
          <table:table-cell office:value-type="float" office:value="0.980506" calcext:value-type="float">
            <text:p>0.980506</text:p>
          </table:table-cell>
          <table:table-cell office:value-type="float" office:value="0.30916" calcext:value-type="float">
            <text:p>0.30916</text:p>
          </table:table-cell>
          <table:table-cell office:value-type="float" office:value="0.331108" calcext:value-type="float">
            <text:p>0.33110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8667" calcext:value-type="float">
            <text:p>0.898667</text:p>
          </table:table-cell>
          <table:table-cell office:value-type="float" office:value="0.423675" calcext:value-type="float">
            <text:p>0.423675</text:p>
          </table:table-cell>
          <table:table-cell office:value-type="float" office:value="0.941014" calcext:value-type="float">
            <text:p>0.941014</text:p>
          </table:table-cell>
          <table:table-cell office:value-type="float" office:value="0.413408" calcext:value-type="float">
            <text:p>0.413408</text:p>
          </table:table-cell>
          <table:table-cell office:value-type="float" office:value="0.628297" calcext:value-type="float">
            <text:p>0.628297</text:p>
          </table:table-cell>
          <table:table-cell office:value-type="float" office:value="0.977162" calcext:value-type="float">
            <text:p>0.977162</text:p>
          </table:table-cell>
          <table:table-cell office:value-type="float" office:value="0.37659" calcext:value-type="float">
            <text:p>0.37659</text:p>
          </table:table-cell>
          <table:table-cell office:value-type="float" office:value="0.3498" calcext:value-type="float">
            <text:p>0.349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32436" calcext:value-type="float">
            <text:p>0.32436</text:p>
          </table:table-cell>
          <table:table-cell office:value-type="float" office:value="0.912333" calcext:value-type="float">
            <text:p>0.912333</text:p>
          </table:table-cell>
          <table:table-cell office:value-type="float" office:value="0.435518" calcext:value-type="float">
            <text:p>0.435518</text:p>
          </table:table-cell>
          <table:table-cell office:value-type="float" office:value="0.61" calcext:value-type="float">
            <text:p>0.61</text:p>
          </table:table-cell>
          <table:table-cell office:value-type="float" office:value="0.987482" calcext:value-type="float">
            <text:p>0.987482</text:p>
          </table:table-cell>
          <table:table-cell office:value-type="float" office:value="0.262087" calcext:value-type="float">
            <text:p>0.262087</text:p>
          </table:table-cell>
          <table:table-cell office:value-type="float" office:value="0.162884" calcext:value-type="float">
            <text:p>0.16288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1833" calcext:value-type="float">
            <text:p>0.891833</text:p>
          </table:table-cell>
          <table:table-cell office:value-type="float" office:value="0.299354" calcext:value-type="float">
            <text:p>0.29935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429565" calcext:value-type="float">
            <text:p>0.429565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982513" calcext:value-type="float">
            <text:p>0.982513</text:p>
          </table:table-cell>
          <table:table-cell office:value-type="float" office:value="0.314249" calcext:value-type="float">
            <text:p>0.314249</text:p>
          </table:table-cell>
          <table:table-cell office:value-type="float" office:value="0.230975" calcext:value-type="float">
            <text:p>0.2309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661333" calcext:value-type="float">
            <text:p>0.661333</text:p>
          </table:table-cell>
          <table:table-cell office:value-type="float" office:value="1.11992" calcext:value-type="float">
            <text:p>1.11992</text:p>
          </table:table-cell>
          <table:table-cell office:value-type="float" office:value="0.980433" calcext:value-type="float">
            <text:p>0.980433</text:p>
          </table:table-cell>
          <table:table-cell office:value-type="float" office:value="0.164894" calcext:value-type="float">
            <text:p>0.164894</text:p>
          </table:table-cell>
          <table:table-cell office:value-type="float" office:value="0.183325" calcext:value-type="float">
            <text:p>0.183325</text:p>
          </table:table-cell>
          <table:table-cell office:value-type="float" office:value="0.679885" calcext:value-type="float">
            <text:p>0.679885</text:p>
          </table:table-cell>
          <table:table-cell office:value-type="float" office:value="0.552163" calcext:value-type="float">
            <text:p>0.552163</text:p>
          </table:table-cell>
          <table:table-cell office:value-type="float" office:value="0.516689" calcext:value-type="float">
            <text:p>0.51668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56917" calcext:value-type="float">
            <text:p>0.856917</text:p>
          </table:table-cell>
          <table:table-cell office:value-type="float" office:value="0.696563" calcext:value-type="float">
            <text:p>0.696563</text:p>
          </table:table-cell>
          <table:table-cell office:value-type="float" office:value="0.886219" calcext:value-type="float">
            <text:p>0.886219</text:p>
          </table:table-cell>
          <table:table-cell office:value-type="float" office:value="0.241935" calcext:value-type="float">
            <text:p>0.241935</text:p>
          </table:table-cell>
          <table:table-cell office:value-type="float" office:value="0.265372" calcext:value-type="float">
            <text:p>0.265372</text:p>
          </table:table-cell>
          <table:table-cell office:value-type="float" office:value="0.969874" calcext:value-type="float">
            <text:p>0.969874</text:p>
          </table:table-cell>
          <table:table-cell office:value-type="float" office:value="0.0763359" calcext:value-type="float">
            <text:p>0.0763359</text:p>
          </table:table-cell>
          <table:table-cell office:value-type="float" office:value="0.108179" calcext:value-type="float">
            <text:p>0.10817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58417" calcext:value-type="float">
            <text:p>0.858417</text:p>
          </table:table-cell>
          <table:table-cell office:value-type="float" office:value="0.657423" calcext:value-type="float">
            <text:p>0.657423</text:p>
          </table:table-cell>
          <table:table-cell office:value-type="float" office:value="0.893657" calcext:value-type="float">
            <text:p>0.893657</text:p>
          </table:table-cell>
          <table:table-cell office:value-type="float" office:value="0.268493" calcext:value-type="float">
            <text:p>0.268493</text:p>
          </table:table-cell>
          <table:table-cell office:value-type="float" office:value="0.307229" calcext:value-type="float">
            <text:p>0.307229</text:p>
          </table:table-cell>
          <table:table-cell office:value-type="float" office:value="0.966048" calcext:value-type="float">
            <text:p>0.966048</text:p>
          </table:table-cell>
          <table:table-cell office:value-type="float" office:value="0.124682" calcext:value-type="float">
            <text:p>0.124682</text:p>
          </table:table-cell>
          <table:table-cell office:value-type="float" office:value="0.134565" calcext:value-type="float">
            <text:p>0.13456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1417" calcext:value-type="float">
            <text:p>0.871417</text:p>
          </table:table-cell>
          <table:table-cell office:value-type="float" office:value="0.396005" calcext:value-type="float">
            <text:p>0.396005</text:p>
          </table:table-cell>
          <table:table-cell office:value-type="float" office:value="0.873066" calcext:value-type="float">
            <text:p>0.873066</text:p>
          </table:table-cell>
          <table:table-cell office:value-type="float" office:value="0.390244" calcext:value-type="float">
            <text:p>0.390244</text:p>
          </table:table-cell>
          <table:table-cell office:value-type="float" office:value="-1" calcext:value-type="float">
            <text:p>-1</text:p>
          </table:table-cell>
          <table:table-cell office:value-type="float" office:value="0.998565" calcext:value-type="float">
            <text:p>0.998565</text:p>
          </table:table-cell>
          <table:table-cell office:value-type="float" office:value="0.0203562" calcext:value-type="float">
            <text:p>0.0203562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2083" calcext:value-type="float">
            <text:p>0.872083</text:p>
          </table:table-cell>
          <table:table-cell office:value-type="float" office:value="0.382337" calcext:value-type="float">
            <text:p>0.382337</text:p>
          </table:table-cell>
          <table:table-cell office:value-type="float" office:value="0.873536" calcext:value-type="float">
            <text:p>0.873536</text:p>
          </table:table-cell>
          <table:table-cell office:value-type="float" office:value="0.477273" calcext:value-type="float">
            <text:p>0.477273</text:p>
          </table:table-cell>
          <table:table-cell office:value-type="float" office:value="-1" calcext:value-type="float">
            <text:p>-1</text:p>
          </table:table-cell>
          <table:table-cell office:value-type="float" office:value="0.998852" calcext:value-type="float">
            <text:p>0.998852</text:p>
          </table:table-cell>
          <table:table-cell office:value-type="float" office:value="0.0267176" calcext:value-type="float">
            <text:p>0.0267176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</table:table>
      <table:table table:name="Result" table:style-name="ta1">
        <table:shapes>
          <draw:frame draw:z-index="0" draw:style-name="gr1" draw:text-style-name="P1" svg:width="7.9933in" svg:height="3.0882in" svg:x="3.585in" svg:y="5.1319in">
            <draw:object draw:notify-on-update-of-ranges="Result.A2:Result.A27 Result.F1:Result.F1 Result.F2:Result.F27 Result.G1:Result.G1 Result.G2:Result.G2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_pos_tagging</text:p>
          </table:table-cell>
          <table:table-cell office:value-type="string" calcext:value-type="string">
            <text:p>_punctuation_position</text:p>
          </table:table-cell>
          <table:table-cell office:value-type="string" calcext:value-type="string">
            <text:p>_window_size</text:p>
          </table:table-cell>
          <table:table-cell office:value-type="string" calcext:value-type="string">
            <text:p>_train_files</text:p>
          </table:table-cell>
          <table:table-cell office:value-type="string" calcext:value-type="string">
            <text:p>without POS</text:p>
          </table:table-cell>
          <table:table-cell office:value-type="string" calcext:value-type="string">
            <text:p>with POS</text:p>
          </table:table-cell>
          <table:table-cell office:value-type="string" calcext:value-type="string">
            <text:p>wikistatus</text:p>
          </table:table-cell>
          <table:table-cell table:number-columns-repeated="4"/>
        </table:table-row>
        <table:table-row table:style-name="ro1">
          <table:table-cell table:formula="of:=CONCATENATE([.C2];&quot;/&quot;;[.D2];&quot; &quot;;[.H2])" office:value-type="string" office:string-value="0/1 " calcext:value-type="string">
            <text:p>0/1 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193604880121971" calcext:value-type="float">
            <text:p>0.1936048801</text:p>
          </table:table-cell>
          <table:table-cell office:value-type="float" office:value="0.201527976718093" calcext:value-type="float">
            <text:p>0.2015279767</text:p>
          </table:table-cell>
          <table:table-cell table:formula="of:=IF([.E2]=&quot;ted/2010-1.xml.line,ted/2010-2.xml.line,ted/2012.xml.line,ted/2013.xml.line,wikipedia/wikipedia.txt.line&quot;;&quot;wi&quot;;&quot;&quot;)">
            <text:p/>
          </table:table-cell>
          <table:table-cell table:number-columns-repeated="4"/>
        </table:table-row>
        <table:table-row table:style-name="ro1">
          <table:table-cell table:formula="of:=CONCATENATE([.C3];&quot;/&quot;;[.D3];&quot; &quot;;[.H3])" office:value-type="string" office:string-value="0/1 wi" calcext:value-type="string">
            <text:p>0/1 w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" calcext:value-type="float">
            <text:p>0</text:p>
          </table:table-cell>
          <table:table-cell office:value-type="float" office:value="0.0400659225504375" calcext:value-type="float">
            <text:p>0.0400659226</text:p>
          </table:table-cell>
          <table:table-cell table:formula="of:=IF([.E3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  <table:table-cell table:number-columns-repeated="4"/>
        </table:table-row>
        <table:table-row table:style-name="ro1">
          <table:table-cell table:formula="of:=CONCATENATE([.C4];&quot;/&quot;;[.D4];&quot; &quot;;[.H4])" office:value-type="string" office:string-value="1/1 " calcext:value-type="string">
            <text:p>1/1 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123990636146827" calcext:value-type="float">
            <text:p>0.1239906361</text:p>
          </table:table-cell>
          <table:table-cell office:value-type="float" office:value="0" calcext:value-type="float">
            <text:p>0</text:p>
          </table:table-cell>
          <table:table-cell table:formula="of:=IF([.E4]=&quot;ted/2010-1.xml.line,ted/2010-2.xml.line,ted/2012.xml.line,ted/2013.xml.line,wikipedia/wikipedia.txt.line&quot;;&quot;wi&quot;;&quot;&quot;)">
            <text:p/>
          </table:table-cell>
          <table:table-cell table:number-columns-repeated="4"/>
        </table:table-row>
        <table:table-row table:style-name="ro1">
          <table:table-cell table:formula="of:=CONCATENATE([.C5];&quot;/&quot;;[.D5];&quot; &quot;;[.H5])" office:value-type="string" office:string-value="1/1 wi" calcext:value-type="string">
            <text:p>1/1 wi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" calcext:value-type="float">
            <text:p>0</text:p>
          </table:table-cell>
          <table:table-cell office:value-type="float" office:value="0.151257841363959" calcext:value-type="float">
            <text:p>0.1512578414</text:p>
          </table:table-cell>
          <table:table-cell table:formula="of:=IF([.E5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  <table:table-cell table:number-columns-repeated="4"/>
        </table:table-row>
        <table:table-row table:style-name="ro1">
          <table:table-cell table:formula="of:=CONCATENATE([.C6];&quot;/&quot;;[.D6];&quot; &quot;;[.H6])" office:value-type="string" office:string-value="0/5 " calcext:value-type="string">
            <text:p>0/5 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341719523198369" calcext:value-type="float">
            <text:p>0.3417195232</text:p>
          </table:table-cell>
          <table:table-cell office:value-type="float" office:value="0.349205905529054" calcext:value-type="float">
            <text:p>0.3492059055</text:p>
          </table:table-cell>
          <table:table-cell table:formula="of:=IF([.E6]=&quot;ted/2010-1.xml.line,ted/2010-2.xml.line,ted/2012.xml.line,ted/2013.xml.line,wikipedia/wikipedia.txt.line&quot;;&quot;wi&quot;;&quot;&quot;)">
            <text:p/>
          </table:table-cell>
          <table:table-cell table:number-columns-repeated="4"/>
        </table:table-row>
        <table:table-row table:style-name="ro1">
          <table:table-cell table:formula="of:=CONCATENATE([.C7];&quot;/&quot;;[.D7];&quot; &quot;;[.H7])" office:value-type="string" office:string-value="0/5 wi" calcext:value-type="string">
            <text:p>0/5 w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21107024492463" calcext:value-type="float">
            <text:p>0.2110702449</text:p>
          </table:table-cell>
          <table:table-cell office:value-type="float" office:value="0.25904994740094" calcext:value-type="float">
            <text:p>0.2590499474</text:p>
          </table:table-cell>
          <table:table-cell table:formula="of:=IF([.E7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  <table:table-cell table:number-columns-repeated="4"/>
        </table:table-row>
        <table:table-row table:style-name="ro1">
          <table:table-cell table:formula="of:=CONCATENATE([.C8];&quot;/&quot;;[.D8];&quot; &quot;;[.H8])" office:value-type="string" office:string-value="1/5 " calcext:value-type="string">
            <text:p>1/5 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491609173359738" calcext:value-type="float">
            <text:p>0.4916091734</text:p>
          </table:table-cell>
          <table:table-cell office:value-type="float" office:value="0.374905926983798" calcext:value-type="float">
            <text:p>0.374905927</text:p>
          </table:table-cell>
          <table:table-cell table:formula="of:=IF([.E8]=&quot;ted/2010-1.xml.line,ted/2010-2.xml.line,ted/2012.xml.line,ted/2013.xml.line,wikipedia/wikipedia.txt.line&quot;;&quot;wi&quot;;&quot;&quot;)">
            <text:p/>
          </table:table-cell>
          <table:table-cell table:number-columns-repeated="4"/>
        </table:table-row>
        <table:table-row table:style-name="ro1">
          <table:table-cell table:formula="of:=CONCATENATE([.C9];&quot;/&quot;;[.D9];&quot; &quot;;[.H9])" office:value-type="string" office:string-value="1/5 wi" calcext:value-type="string">
            <text:p>1/5 wi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44993562499552" calcext:value-type="float">
            <text:p>0.449935625</text:p>
          </table:table-cell>
          <table:table-cell office:value-type="float" office:value="0.528005786653557" calcext:value-type="float">
            <text:p>0.5280057867</text:p>
          </table:table-cell>
          <table:table-cell table:formula="of:=IF([.E9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  <table:table-cell table:number-columns-repeated="4"/>
        </table:table-row>
        <table:table-row table:style-name="ro1">
          <table:table-cell table:formula="of:=CONCATENATE([.C10];&quot;/&quot;;[.D10];&quot; &quot;;[.H10])" office:value-type="string" office:string-value="2/5 " calcext:value-type="string">
            <text:p>2/5 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508197191958487" calcext:value-type="float">
            <text:p>0.508197192</text:p>
          </table:table-cell>
          <table:table-cell office:value-type="float" office:value="0.411374424921894" calcext:value-type="float">
            <text:p>0.4113744249</text:p>
          </table:table-cell>
          <table:table-cell table:formula="of:=IF([.E10]=&quot;ted/2010-1.xml.line,ted/2010-2.xml.line,ted/2012.xml.line,ted/2013.xml.line,wikipedia/wikipedia.txt.line&quot;;&quot;wi&quot;;&quot;&quot;)">
            <text:p/>
          </table:table-cell>
          <table:table-cell table:number-columns-repeated="4"/>
        </table:table-row>
        <table:table-row table:style-name="ro1">
          <table:table-cell table:formula="of:=CONCATENATE([.C11];&quot;/&quot;;[.D11];&quot; &quot;;[.H11])" office:value-type="string" office:string-value="2/5 wi" calcext:value-type="string">
            <text:p>2/5 wi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358772134711441" calcext:value-type="float">
            <text:p>0.3587721347</text:p>
          </table:table-cell>
          <table:table-cell office:value-type="float" office:value="0.528030955964213" calcext:value-type="float">
            <text:p>0.528030956</text:p>
          </table:table-cell>
          <table:table-cell table:formula="of:=IF([.E11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  <table:table-cell table:number-columns-repeated="4"/>
        </table:table-row>
        <table:table-row table:style-name="ro1">
          <table:table-cell table:formula="of:=CONCATENATE([.C12];&quot;/&quot;;[.D12];&quot; &quot;;[.H12])" office:value-type="string" office:string-value="3/5 " calcext:value-type="string">
            <text:p>3/5 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508775230980056" calcext:value-type="float">
            <text:p>0.508775231</text:p>
          </table:table-cell>
          <table:table-cell office:value-type="float" office:value="0.528318675254261" calcext:value-type="float">
            <text:p>0.5283186753</text:p>
          </table:table-cell>
          <table:table-cell table:formula="of:=IF([.E12]=&quot;ted/2010-1.xml.line,ted/2010-2.xml.line,ted/2012.xml.line,ted/2013.xml.line,wikipedia/wikipedia.txt.line&quot;;&quot;wi&quot;;&quot;&quot;)">
            <text:p/>
          </table:table-cell>
          <table:table-cell table:number-columns-repeated="4"/>
        </table:table-row>
        <table:table-row table:style-name="ro1">
          <table:table-cell table:formula="of:=CONCATENATE([.C13];&quot;/&quot;;[.D13];&quot; &quot;;[.H13])" office:value-type="string" office:string-value="3/5 wi" calcext:value-type="string">
            <text:p>3/5 wi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372698039171376" calcext:value-type="float">
            <text:p>0.3726980392</text:p>
          </table:table-cell>
          <table:table-cell office:value-type="float" office:value="0.404590433375896" calcext:value-type="float">
            <text:p>0.4045904334</text:p>
          </table:table-cell>
          <table:table-cell table:formula="of:=IF([.E13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  <table:table-cell table:number-columns-repeated="4"/>
        </table:table-row>
        <table:table-row table:style-name="ro1">
          <table:table-cell table:formula="of:=CONCATENATE([.C14];&quot;/&quot;;[.D14];&quot; &quot;;[.H14])" office:value-type="string" office:string-value="4/5 " calcext:value-type="string">
            <text:p>4/5 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456856735947005" calcext:value-type="float">
            <text:p>0.4568567359</text:p>
          </table:table-cell>
          <table:table-cell office:value-type="float" office:value="0.474431946945344" calcext:value-type="float">
            <text:p>0.4744319469</text:p>
          </table:table-cell>
          <table:table-cell table:formula="of:=IF([.E14]=&quot;ted/2010-1.xml.line,ted/2010-2.xml.line,ted/2012.xml.line,ted/2013.xml.line,wikipedia/wikipedia.txt.line&quot;;&quot;wi&quot;;&quot;&quot;)">
            <text:p/>
          </table:table-cell>
          <table:table-cell table:number-columns-repeated="4"/>
        </table:table-row>
        <table:table-row table:style-name="ro1">
          <table:table-cell table:formula="of:=CONCATENATE([.C15];&quot;/&quot;;[.D15];&quot; &quot;;[.H15])" office:value-type="string" office:string-value="4/5 wi" calcext:value-type="string">
            <text:p>4/5 wi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290536591729492" calcext:value-type="float">
            <text:p>0.2905365917</text:p>
          </table:table-cell>
          <table:table-cell office:value-type="float" office:value="0.356560531544728" calcext:value-type="float">
            <text:p>0.3565605315</text:p>
          </table:table-cell>
          <table:table-cell table:formula="of:=IF([.E15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  <table:table-cell table:number-columns-repeated="4"/>
        </table:table-row>
        <table:table-row table:style-name="ro1">
          <table:table-cell table:formula="of:=CONCATENATE([.C16];&quot;/&quot;;[.D16];&quot; &quot;;[.H16])" office:value-type="string" office:string-value="5/5 " calcext:value-type="string">
            <text:p>5/5 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225600559549318" calcext:value-type="float">
            <text:p>0.2256005595</text:p>
          </table:table-cell>
          <table:table-cell office:value-type="float" office:value="0" calcext:value-type="float">
            <text:p>0</text:p>
          </table:table-cell>
          <table:table-cell table:formula="of:=IF([.E16]=&quot;ted/2010-1.xml.line,ted/2010-2.xml.line,ted/2012.xml.line,ted/2013.xml.line,wikipedia/wikipedia.txt.line&quot;;&quot;wi&quot;;&quot;&quot;)">
            <text:p/>
          </table:table-cell>
          <table:table-cell table:number-columns-repeated="4"/>
        </table:table-row>
        <table:table-row table:style-name="ro1">
          <table:table-cell table:formula="of:=CONCATENATE([.C17];&quot;/&quot;;[.D17];&quot; &quot;;[.H17])" office:value-type="string" office:string-value="5/5 wi" calcext:value-type="string">
            <text:p>5/5 wi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" calcext:value-type="float">
            <text:p>0</text:p>
          </table:table-cell>
          <table:table-cell office:value-type="float" office:value="0.253356084954471" calcext:value-type="float">
            <text:p>0.253356085</text:p>
          </table:table-cell>
          <table:table-cell table:formula="of:=IF([.E17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  <table:table-cell table:number-columns-repeated="4"/>
        </table:table-row>
        <table:table-row table:style-name="ro1">
          <table:table-cell table:formula="of:=CONCATENATE([.C18];&quot;/&quot;;[.D18];&quot; &quot;;[.H18])" office:value-type="string" office:string-value="0/8 " calcext:value-type="string">
            <text:p>0/8 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281959343037623" calcext:value-type="float">
            <text:p>0.281959343</text:p>
          </table:table-cell>
          <table:table-cell office:value-type="float" office:value="0.197309862024809" calcext:value-type="float">
            <text:p>0.197309862</text:p>
          </table:table-cell>
          <table:table-cell table:formula="of:=IF([.E18]=&quot;ted/2010-1.xml.line,ted/2010-2.xml.line,ted/2012.xml.line,ted/2013.xml.line,wikipedia/wikipedia.txt.line&quot;;&quot;wi&quot;;&quot;&quot;)">
            <text:p/>
          </table:table-cell>
          <table:table-cell table:number-columns-repeated="4"/>
        </table:table-row>
        <table:table-row table:style-name="ro1">
          <table:table-cell table:formula="of:=CONCATENATE([.C19];&quot;/&quot;;[.D19];&quot; &quot;;[.H19])" office:value-type="string" office:string-value="0/8 wi" calcext:value-type="string">
            <text:p>0/8 w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0655163281651594" calcext:value-type="float">
            <text:p>0.0655163282</text:p>
          </table:table-cell>
          <table:table-cell office:value-type="float" office:value="0.317719974880672" calcext:value-type="float">
            <text:p>0.3177199749</text:p>
          </table:table-cell>
          <table:table-cell table:formula="of:=IF([.E19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  <table:table-cell table:number-columns-repeated="4"/>
        </table:table-row>
        <table:table-row table:style-name="ro1">
          <table:table-cell table:formula="of:=CONCATENATE([.C20];&quot;/&quot;;[.D20];&quot; &quot;;[.H20])" office:value-type="string" office:string-value="2/8 " calcext:value-type="string">
            <text:p>2/8 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498143105639702" calcext:value-type="float">
            <text:p>0.4981431056</text:p>
          </table:table-cell>
          <table:table-cell office:value-type="float" office:value="0.519731494200636" calcext:value-type="float">
            <text:p>0.5197314942</text:p>
          </table:table-cell>
          <table:table-cell table:formula="of:=IF([.E20]=&quot;ted/2010-1.xml.line,ted/2010-2.xml.line,ted/2012.xml.line,ted/2013.xml.line,wikipedia/wikipedia.txt.line&quot;;&quot;wi&quot;;&quot;&quot;)">
            <text:p/>
          </table:table-cell>
          <table:table-cell table:number-columns-repeated="4"/>
        </table:table-row>
        <table:table-row table:style-name="ro1">
          <table:table-cell table:formula="of:=CONCATENATE([.C21];&quot;/&quot;;[.D21];&quot; &quot;;[.H21])" office:value-type="string" office:string-value="2/8 wi" calcext:value-type="string">
            <text:p>2/8 wi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36872713274499" calcext:value-type="float">
            <text:p>0.3687271327</text:p>
          </table:table-cell>
          <table:table-cell office:value-type="float" office:value="0.416349084516511" calcext:value-type="float">
            <text:p>0.4163490845</text:p>
          </table:table-cell>
          <table:table-cell table:formula="of:=IF([.E21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  <table:table-cell table:number-columns-repeated="4"/>
        </table:table-row>
        <table:table-row table:style-name="ro1">
          <table:table-cell table:formula="of:=CONCATENATE([.C22];&quot;/&quot;;[.D22];&quot; &quot;;[.H22])" office:value-type="string" office:string-value="4/8 " calcext:value-type="string">
            <text:p>4/8 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476275639055585" calcext:value-type="float">
            <text:p>0.4762756391</text:p>
          </table:table-cell>
          <table:table-cell office:value-type="float" office:value="0.552515600434204" calcext:value-type="float">
            <text:p>0.5525156004</text:p>
          </table:table-cell>
          <table:table-cell table:formula="of:=IF([.E22]=&quot;ted/2010-1.xml.line,ted/2010-2.xml.line,ted/2012.xml.line,ted/2013.xml.line,wikipedia/wikipedia.txt.line&quot;;&quot;wi&quot;;&quot;&quot;)">
            <text:p/>
          </table:table-cell>
          <table:table-cell table:number-columns-repeated="4"/>
        </table:table-row>
        <table:table-row table:style-name="ro1">
          <table:table-cell table:formula="of:=CONCATENATE([.C23];&quot;/&quot;;[.D23];&quot; &quot;;[.H23])" office:value-type="string" office:string-value="4/8 wi" calcext:value-type="string">
            <text:p>4/8 wi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398934478467642" calcext:value-type="float">
            <text:p>0.3989344785</text:p>
          </table:table-cell>
          <table:table-cell office:value-type="float" office:value="0.43942212952816" calcext:value-type="float">
            <text:p>0.4394221295</text:p>
          </table:table-cell>
          <table:table-cell table:formula="of:=IF([.E23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  <table:table-cell table:number-columns-repeated="4"/>
        </table:table-row>
        <table:table-row table:style-name="ro1">
          <table:table-cell table:formula="of:=CONCATENATE([.C24];&quot;/&quot;;[.D24];&quot; &quot;;[.H24])" office:value-type="string" office:string-value="6/8 " calcext:value-type="string">
            <text:p>6/8 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481554294579854" calcext:value-type="float">
            <text:p>0.4815542946</text:p>
          </table:table-cell>
          <table:table-cell office:value-type="float" office:value="0.51676198299383" calcext:value-type="float">
            <text:p>0.516761983</text:p>
          </table:table-cell>
          <table:table-cell table:formula="of:=IF([.E24]=&quot;ted/2010-1.xml.line,ted/2010-2.xml.line,ted/2012.xml.line,ted/2013.xml.line,wikipedia/wikipedia.txt.line&quot;;&quot;wi&quot;;&quot;&quot;)">
            <text:p/>
          </table:table-cell>
          <table:table-cell table:number-columns-repeated="4"/>
        </table:table-row>
        <table:table-row table:style-name="ro1">
          <table:table-cell table:formula="of:=CONCATENATE([.C25];&quot;/&quot;;[.D25];&quot; &quot;;[.H25])" office:value-type="string" office:string-value="6/8 wi" calcext:value-type="string">
            <text:p>6/8 wi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375021244049305" calcext:value-type="float">
            <text:p>0.375021244</text:p>
          </table:table-cell>
          <table:table-cell office:value-type="float" office:value="0.439719173695366" calcext:value-type="float">
            <text:p>0.4397191737</text:p>
          </table:table-cell>
          <table:table-cell table:formula="of:=IF([.E25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  <table:table-cell table:number-columns-repeated="4"/>
        </table:table-row>
        <table:table-row table:style-name="ro1">
          <table:table-cell table:formula="of:=CONCATENATE([.C26];&quot;/&quot;;[.D26];&quot; &quot;;[.H26])" office:value-type="string" office:string-value="8/8 " calcext:value-type="string">
            <text:p>8/8 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185156484866897" calcext:value-type="float">
            <text:p>0.1851564849</text:p>
          </table:table-cell>
          <table:table-cell office:value-type="float" office:value="0.24404834672513" calcext:value-type="float">
            <text:p>0.2440483467</text:p>
          </table:table-cell>
          <table:table-cell table:formula="of:=IF([.E26]=&quot;ted/2010-1.xml.line,ted/2010-2.xml.line,ted/2012.xml.line,ted/2013.xml.line,wikipedia/wikipedia.txt.line&quot;;&quot;wi&quot;;&quot;&quot;)">
            <text:p/>
          </table:table-cell>
          <table:table-cell table:number-columns-repeated="4"/>
        </table:table-row>
        <table:table-row table:style-name="ro1">
          <table:table-cell table:formula="of:=CONCATENATE([.C27];&quot;/&quot;;[.D27];&quot; &quot;;[.H27])" office:value-type="string" office:string-value="8/8 wi" calcext:value-type="string">
            <text:p>8/8 wi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27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  <table:table-cell table:number-columns-repeated="4"/>
        </table:table-row>
        <table:table-row table:style-name="ro1" table:number-rows-repeated="2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:Sheet1.R72">
          <table:sort>
            <table:sort-by table:field-number="9" table:data-type="automatic"/>
            <table:sort-by table:field-number="4" table:data-type="automatic"/>
            <table:sort-by table:field-number="6" table:data-type="automatic"/>
          </table:sort>
        </table:database-range>
        <table:database-range table:name="__Anonymous_Sheet_DB__1" table:target-range-address="Result.A1:Result.H27">
          <table:sort>
            <table:sort-by table:field-number="3" table:data-type="automatic"/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 Light" svg:font-family="'Segoe UI Ligh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 Light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 Light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10:54:23.852604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1-18T11:03:42.876746038</dc:date>
    <dc:creator>Joseph </dc:creator>
    <meta:editing-duration>PT13M9S</meta:editing-duration>
    <meta:editing-cycles>5</meta:editing-cycles>
    <meta:document-statistic meta:table-count="2" meta:cell-count="151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04cm" svg:height="7.845cm" xlink:href=".." xlink:type="simple" chart:class="chart:bar" chart:style-name="ch1">
        <chart:legend chart:legend-position="end" svg:x="17.618cm" svg:y="3.374cm" style:legend-expansion="high" chart:style-name="ch2"/>
        <chart:plot-area chart:style-name="ch3" table:cell-range-address="Result.A2:Result.A27 Result.F1:Result.G27" chart:data-source-has-labels="both" svg:x="0.406cm" svg:y="0.156cm" svg:width="16.806cm" svg:height="7.533cm">
          <chartooo:coordinate-region svg:x="1.133cm" svg:y="0.356cm" svg:width="15.93cm" svg:height="6.288cm"/>
          <chart:axis chart:dimension="x" chart:name="primary-x" chart:style-name="ch4" chartooo:axis-type="auto">
            <chartooo:date-scale/>
            <chart:categories table:cell-range-address="Result.A2:Result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.F2:Result.F27" chart:label-cell-address="Result.F1:Result.F1" chart:class="chart:bar">
            <chart:data-point chart:repeated="26"/>
          </chart:series>
          <chart:series chart:style-name="ch8" chart:values-cell-range-address="Result.G2:Result.G27" chart:label-cell-address="Result.G1:Result.G1" chart:class="chart:bar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POS</text:p>
                <draw:g>
                  <svg:desc>Result.F1:Result.F1</svg:desc>
                </draw:g>
              </table:table-cell>
              <table:table-cell office:value-type="string">
                <text:p>with POS</text:p>
                <draw:g>
                  <svg:desc>Result.G1:Result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/1 </text:p>
                <draw:g>
                  <svg:desc>Result.A2:Result.A27</svg:desc>
                </draw:g>
              </table:table-cell>
              <table:table-cell office:value-type="float" office:value="0.193604880121971">
                <text:p>0.193604880121971</text:p>
                <draw:g>
                  <svg:desc>Result.F2:Result.F27</svg:desc>
                </draw:g>
              </table:table-cell>
              <table:table-cell office:value-type="float" office:value="0.201527976718093">
                <text:p>0.201527976718093</text:p>
                <draw:g>
                  <svg:desc>Result.G2:Result.G27</svg:desc>
                </draw:g>
              </table:table-cell>
            </table:table-row>
            <table:table-row>
              <table:table-cell office:value-type="string">
                <text:p>0/1 wi</text:p>
              </table:table-cell>
              <table:table-cell office:value-type="float" office:value="0">
                <text:p>0</text:p>
              </table:table-cell>
              <table:table-cell office:value-type="float" office:value="0.0400659225504375">
                <text:p>0.0400659225504375</text:p>
              </table:table-cell>
            </table:table-row>
            <table:table-row>
              <table:table-cell office:value-type="string">
                <text:p>1/1 </text:p>
              </table:table-cell>
              <table:table-cell office:value-type="float" office:value="0.123990636146827">
                <text:p>0.123990636146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1 wi</text:p>
              </table:table-cell>
              <table:table-cell office:value-type="float" office:value="0">
                <text:p>0</text:p>
              </table:table-cell>
              <table:table-cell office:value-type="float" office:value="0.151257841363959">
                <text:p>0.151257841363959</text:p>
              </table:table-cell>
            </table:table-row>
            <table:table-row>
              <table:table-cell office:value-type="string">
                <text:p>0/5 </text:p>
              </table:table-cell>
              <table:table-cell office:value-type="float" office:value="0.341719523198369">
                <text:p>0.341719523198369</text:p>
              </table:table-cell>
              <table:table-cell office:value-type="float" office:value="0.349205905529054">
                <text:p>0.349205905529054</text:p>
              </table:table-cell>
            </table:table-row>
            <table:table-row>
              <table:table-cell office:value-type="string">
                <text:p>0/5 wi</text:p>
              </table:table-cell>
              <table:table-cell office:value-type="float" office:value="0.21107024492463">
                <text:p>0.21107024492463</text:p>
              </table:table-cell>
              <table:table-cell office:value-type="float" office:value="0.25904994740094">
                <text:p>0.25904994740094</text:p>
              </table:table-cell>
            </table:table-row>
            <table:table-row>
              <table:table-cell office:value-type="string">
                <text:p>1/5 </text:p>
              </table:table-cell>
              <table:table-cell office:value-type="float" office:value="0.491609173359738">
                <text:p>0.491609173359738</text:p>
              </table:table-cell>
              <table:table-cell office:value-type="float" office:value="0.374905926983798">
                <text:p>0.374905926983798</text:p>
              </table:table-cell>
            </table:table-row>
            <table:table-row>
              <table:table-cell office:value-type="string">
                <text:p>1/5 wi</text:p>
              </table:table-cell>
              <table:table-cell office:value-type="float" office:value="0.44993562499552">
                <text:p>0.44993562499552</text:p>
              </table:table-cell>
              <table:table-cell office:value-type="float" office:value="0.528005786653557">
                <text:p>0.528005786653557</text:p>
              </table:table-cell>
            </table:table-row>
            <table:table-row>
              <table:table-cell office:value-type="string">
                <text:p>2/5 </text:p>
              </table:table-cell>
              <table:table-cell office:value-type="float" office:value="0.508197191958487">
                <text:p>0.508197191958487</text:p>
              </table:table-cell>
              <table:table-cell office:value-type="float" office:value="0.411374424921894">
                <text:p>0.411374424921894</text:p>
              </table:table-cell>
            </table:table-row>
            <table:table-row>
              <table:table-cell office:value-type="string">
                <text:p>2/5 wi</text:p>
              </table:table-cell>
              <table:table-cell office:value-type="float" office:value="0.358772134711441">
                <text:p>0.358772134711441</text:p>
              </table:table-cell>
              <table:table-cell office:value-type="float" office:value="0.528030955964213">
                <text:p>0.528030955964213</text:p>
              </table:table-cell>
            </table:table-row>
            <table:table-row>
              <table:table-cell office:value-type="string">
                <text:p>3/5 </text:p>
              </table:table-cell>
              <table:table-cell office:value-type="float" office:value="0.508775230980056">
                <text:p>0.508775230980056</text:p>
              </table:table-cell>
              <table:table-cell office:value-type="float" office:value="0.528318675254261">
                <text:p>0.528318675254261</text:p>
              </table:table-cell>
            </table:table-row>
            <table:table-row>
              <table:table-cell office:value-type="string">
                <text:p>3/5 wi</text:p>
              </table:table-cell>
              <table:table-cell office:value-type="float" office:value="0.372698039171376">
                <text:p>0.372698039171376</text:p>
              </table:table-cell>
              <table:table-cell office:value-type="float" office:value="0.404590433375896">
                <text:p>0.404590433375896</text:p>
              </table:table-cell>
            </table:table-row>
            <table:table-row>
              <table:table-cell office:value-type="string">
                <text:p>4/5 </text:p>
              </table:table-cell>
              <table:table-cell office:value-type="float" office:value="0.456856735947005">
                <text:p>0.456856735947005</text:p>
              </table:table-cell>
              <table:table-cell office:value-type="float" office:value="0.474431946945344">
                <text:p>0.474431946945344</text:p>
              </table:table-cell>
            </table:table-row>
            <table:table-row>
              <table:table-cell office:value-type="string">
                <text:p>4/5 wi</text:p>
              </table:table-cell>
              <table:table-cell office:value-type="float" office:value="0.290536591729492">
                <text:p>0.290536591729492</text:p>
              </table:table-cell>
              <table:table-cell office:value-type="float" office:value="0.356560531544728">
                <text:p>0.356560531544728</text:p>
              </table:table-cell>
            </table:table-row>
            <table:table-row>
              <table:table-cell office:value-type="string">
                <text:p>5/5 </text:p>
              </table:table-cell>
              <table:table-cell office:value-type="float" office:value="0.225600559549318">
                <text:p>0.225600559549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/5 wi</text:p>
              </table:table-cell>
              <table:table-cell office:value-type="float" office:value="0">
                <text:p>0</text:p>
              </table:table-cell>
              <table:table-cell office:value-type="float" office:value="0.253356084954471">
                <text:p>0.253356084954471</text:p>
              </table:table-cell>
            </table:table-row>
            <table:table-row>
              <table:table-cell office:value-type="string">
                <text:p>0/8 </text:p>
              </table:table-cell>
              <table:table-cell office:value-type="float" office:value="0.281959343037623">
                <text:p>0.281959343037623</text:p>
              </table:table-cell>
              <table:table-cell office:value-type="float" office:value="0.197309862024809">
                <text:p>0.197309862024809</text:p>
              </table:table-cell>
            </table:table-row>
            <table:table-row>
              <table:table-cell office:value-type="string">
                <text:p>0/8 wi</text:p>
              </table:table-cell>
              <table:table-cell office:value-type="float" office:value="0.0655163281651594">
                <text:p>0.0655163281651594</text:p>
              </table:table-cell>
              <table:table-cell office:value-type="float" office:value="0.317719974880672">
                <text:p>0.317719974880672</text:p>
              </table:table-cell>
            </table:table-row>
            <table:table-row>
              <table:table-cell office:value-type="string">
                <text:p>2/8 </text:p>
              </table:table-cell>
              <table:table-cell office:value-type="float" office:value="0.498143105639702">
                <text:p>0.498143105639702</text:p>
              </table:table-cell>
              <table:table-cell office:value-type="float" office:value="0.519731494200636">
                <text:p>0.519731494200636</text:p>
              </table:table-cell>
            </table:table-row>
            <table:table-row>
              <table:table-cell office:value-type="string">
                <text:p>2/8 wi</text:p>
              </table:table-cell>
              <table:table-cell office:value-type="float" office:value="0.36872713274499">
                <text:p>0.36872713274499</text:p>
              </table:table-cell>
              <table:table-cell office:value-type="float" office:value="0.416349084516511">
                <text:p>0.416349084516511</text:p>
              </table:table-cell>
            </table:table-row>
            <table:table-row>
              <table:table-cell office:value-type="string">
                <text:p>4/8 </text:p>
              </table:table-cell>
              <table:table-cell office:value-type="float" office:value="0.476275639055585">
                <text:p>0.476275639055585</text:p>
              </table:table-cell>
              <table:table-cell office:value-type="float" office:value="0.552515600434204">
                <text:p>0.552515600434204</text:p>
              </table:table-cell>
            </table:table-row>
            <table:table-row>
              <table:table-cell office:value-type="string">
                <text:p>4/8 wi</text:p>
              </table:table-cell>
              <table:table-cell office:value-type="float" office:value="0.398934478467642">
                <text:p>0.398934478467642</text:p>
              </table:table-cell>
              <table:table-cell office:value-type="float" office:value="0.43942212952816">
                <text:p>0.43942212952816</text:p>
              </table:table-cell>
            </table:table-row>
            <table:table-row>
              <table:table-cell office:value-type="string">
                <text:p>6/8 </text:p>
              </table:table-cell>
              <table:table-cell office:value-type="float" office:value="0.481554294579854">
                <text:p>0.481554294579854</text:p>
              </table:table-cell>
              <table:table-cell office:value-type="float" office:value="0.51676198299383">
                <text:p>0.51676198299383</text:p>
              </table:table-cell>
            </table:table-row>
            <table:table-row>
              <table:table-cell office:value-type="string">
                <text:p>6/8 wi</text:p>
              </table:table-cell>
              <table:table-cell office:value-type="float" office:value="0.375021244049305">
                <text:p>0.375021244049305</text:p>
              </table:table-cell>
              <table:table-cell office:value-type="float" office:value="0.439719173695366">
                <text:p>0.439719173695366</text:p>
              </table:table-cell>
            </table:table-row>
            <table:table-row>
              <table:table-cell office:value-type="string">
                <text:p>8/8 </text:p>
              </table:table-cell>
              <table:table-cell office:value-type="float" office:value="0.185156484866897">
                <text:p>0.185156484866897</text:p>
              </table:table-cell>
              <table:table-cell office:value-type="float" office:value="0.24404834672513">
                <text:p>0.24404834672513</text:p>
              </table:table-cell>
            </table:table-row>
            <table:table-row>
              <table:table-cell office:value-type="string">
                <text:p>8/8 w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